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584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725cm" fo:break-before="auto" style:use-optimal-row-height="true"/>
    </style:style>
    <style:style style:name="ro9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4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5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5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5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5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ce5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kb_patterns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b_patter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6" table:default-cell-style-name="ce15"/>
        <table:table-row table:style-name="ro1">
          <table:table-cell table:style-name="ce1" table:formula="of:=CONCATENATE(&quot;sn(&quot;;MAX(range_sn);&quot;)&quot;)" office:value-type="string" office:string-value="sn(224)">
            <text:p>sn(22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1" office:value-type="string">
            <text:p>*</text:p>
          </table:table-cell>
          <table:table-cell table:style-name="ce21"/>
          <table:table-cell table:style-name="ce22" table:formula="of:=CONCATENATE(&quot;sn(&quot;;MAX([.L2:.L4]);&quot;)&quot;)" office:value-type="string" office:string-value="sn(13)">
            <text:p>sn(13)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num</text:p>
          </table:table-cell>
          <table:table-cell table:style-name="ce2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/>
          <table:table-cell table:style-name="ce7" office:value-type="string">
            <text:p>f-1</text:p>
          </table:table-cell>
          <table:table-cell table:style-name="ce8"/>
          <table:table-cell table:style-name="ce6" office:value-type="string">
            <text:p>:m music / log / kb / || f-1 patterns chord=C:pattern-1,pattern-2 chord=D:pattern-1,pattern-2</text:p>
          </table:table-cell>
          <table:table-cell table:style-name="ce13" office:value-type="string">
            <text:p>2019-10-03_17-35-28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9" office:value-type="date" office:date-value="2019-10-05T11:00:52.35">
            <text:p>2019/10/5 11:0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">
            <text:p>1</text:p>
          </table:table-cell>
          <table:table-cell table:style-name="ce26" office:value-type="string">
            <text:p>arpeggio</text:p>
          </table:table-cell>
          <table:table-cell table:style-name="ce28" table:formula="of:=COUNTIF(range_genre;[.M2])" office:value-type="float" office:value="2">
            <text:p>2</text:p>
          </table:table-cell>
          <table:table-cell table:style-name="ce1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/>
          <table:table-cell table:style-name="ce7"/>
          <table:table-cell table:style-name="ce9"/>
          <table:table-cell table:style-name="ce6"/>
          <table:table-cell table:style-name="ce13"/>
          <table:table-cell table:style-name="ce2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3">
            <text:p>13</text:p>
          </table:table-cell>
          <table:table-cell table:style-name="ce26" office:value-type="string">
            <text:p>backing</text:p>
          </table:table-cell>
          <table:table-cell table:style-name="ce28" table:formula="of:=COUNTIF(range_genre;[.M3])" office:value-type="float" office:value="1">
            <text:p>1</text:p>
          </table:table-cell>
          <table:table-cell table:style-name="ce1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/>
          <table:table-cell table:style-name="ce7"/>
          <table:table-cell table:style-name="ce9"/>
          <table:table-cell table:style-name="ce6"/>
          <table:table-cell table:style-name="ce13"/>
          <table:table-cell table:style-name="ce2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2">
            <text:p>2</text:p>
          </table:table-cell>
          <table:table-cell table:style-name="ce27" office:value-type="string">
            <text:p>backing_staccato</text:p>
          </table:table-cell>
          <table:table-cell table:style-name="ce28" table:formula="of:=COUNTIF(range_genre;[.M4])" office:value-type="float" office:value="1">
            <text:p>1</text:p>
          </table:table-cell>
          <table:table-cell table:style-name="ce11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0"/>
          <table:table-cell table:style-name="ce13" table:number-columns-repeated="2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" table:number-columns-repeated="2"/>
          <table:table-cell table:style-name="ce7"/>
          <table:table-cell table:style-name="ce10"/>
          <table:table-cell table:style-name="ce6"/>
          <table:table-cell table:style-name="ce13"/>
          <table:table-cell table:style-name="ce3"/>
          <table:table-cell table:style-name="ce6"/>
          <table:table-cell table:style-name="ce19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20" table:formula="of:=NOW()" office:value-type="date" office:date-value="2019-10-05T11:01:30.61">
            <text:p>2019/10/5 11:0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6" office:value-type="string">
            <text:p>f-6(--&gt; f-7),practice</text:p>
          </table:table-cell>
          <table:table-cell table:style-name="ce16" office:value-type="string">
            <text:p>R=1 </text:p>
          </table:table-cell>
          <table:table-cell table:style-name="ce16"/>
          <table:table-cell table:number-columns-repeated="1014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table:style-name="ce16" office:value-type="string">
            <text:p>f-1,var,chord=C△-&gt;pattern-1;chord=D△-&gt;pattern-1</text:p>
          </table:table-cell>
          <table:table-cell table:style-name="ce16" office:value-type="string">
            <text:p>R=2 </text:p>
          </table:table-cell>
          <table:table-cell table:style-name="ce16"/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table:style-name="ce16" office:value-type="string">
            <text:p>f-1,var,chord=C△-&gt;pattern-2;chord=D△-&gt;pattern-2</text:p>
          </table:table-cell>
          <table:table-cell table:style-name="ce16" office:value-type="string">
            <text:p>R=3 </text:p>
          </table:table-cell>
          <table:table-cell table:style-name="ce16"/>
          <table:table-cell table:number-columns-repeated="1014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style-name="ce16" office:value-type="string">
            <text:p>f-9</text:p>
          </table:table-cell>
          <table:table-cell table:style-name="ce16" office:value-type="string">
            <text:p>,random</text:p>
          </table:table-cell>
          <table:table-cell table:style-name="ce16" office:value-type="string">
            <text:p>R=4</text:p>
          </table:table-cell>
          <table:table-cell table:number-columns-repeated="1014"/>
        </table:table-row>
        <table:table-row table:style-name="ro4" table:number-rows-repeated="3">
          <table:table-cell table:number-columns-repeated="4"/>
          <table:table-cell table:style-name="ce16" table:number-columns-repeated="3"/>
          <table:table-cell table:number-columns-repeated="1014"/>
        </table:table-row>
        <table:table-row table:style-name="ro4" table:number-rows-repeated="7">
          <table:table-cell table:number-columns-repeated="1021"/>
        </table:table-row>
        <table:table-row table:style-name="ro4">
          <table:table-cell table:number-columns-repeated="4"/>
          <table:table-cell table:style-name="ce17"/>
          <table:table-cell table:style-name="ce17" office:value-type="string">
            <text:p>steps</text:p>
          </table:table-cell>
          <table:table-cell table:style-name="ce17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6" office:value-type="string">
            <text:p>copy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c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1]+1" office:value-type="float" office:value="2">
            <text:p>2</text:p>
          </table:table-cell>
          <table:table-cell table:style-name="ce16"/>
          <table:table-cell table:style-name="ce16" office:value-type="string">
            <text:p>sakura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42]+1" office:value-type="float" office:value="3">
            <text:p>3</text:p>
          </table:table-cell>
          <table:table-cell table:style-name="ce16" office:value-type="string">
            <text:p>replace : </text:p>
          </table:table-cell>
          <table:table-cell table:style-name="ce16" table:number-columns-repeated="2"/>
          <table:table-cell table:style-name="ce16" office:value-type="string">
            <text:p>\|\| </text:p>
          </table:table-cell>
          <table:table-cell table:style-name="ce1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43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(s\.\d+):</text:p>
          </table:table-cell>
          <table:table-cell table:style-name="ce1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44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\.N,</text:p>
          </table:table-cell>
          <table:table-cell table:style-name="ce1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 table:formula="of:=[.D45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s\.(\d+?)</text:p>
          </table:table-cell>
          <table:table-cell table:style-name="ce1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3"/>
          <table:table-cell table:style-name="ce16" office:value-type="string">
            <text:p>^(\d+?\t.+-\d+),</text:p>
          </table:table-cell>
          <table:table-cell table:style-name="ce1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3"/>
          <table:table-cell table:style-name="ce16" office:value-type="string">
            <text:p>(\d);var</text:p>
          </table:table-cell>
          <table:table-cell table:style-name="ce1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11" table:formula="of:=[.D46]+1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C – a &gt; C – c</text:p>
          </table:table-cell>
          <table:table-cell table:style-name="ce1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 table:formula="of:=[.D49]+1" office:value-type="float" office:value="8">
            <text:p>8</text:p>
          </table:table-cell>
          <table:table-cell table:style-name="ce16" office:value-type="string">
            <text:p>paste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1" table:formula="of:=[.D50]+1" office:value-type="float" office:value="9">
            <text:p>9</text:p>
          </table:table-cell>
          <table:table-cell table:style-name="ce16" office:value-type="string">
            <text:p>C/P : session num, code</text:p>
          </table:table-cell>
          <table:table-cell table:style-name="ce16"/>
          <table:table-cell table:style-name="ce16" office:value-type="string">
            <text:p>-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1" table:formula="of:=[.D51]+1" office:value-type="float" office:value="10">
            <text:p>10</text:p>
          </table:table-cell>
          <table:table-cell table:style-name="ce16" office:value-type="string">
            <text:p>C/P : memos</text:p>
          </table:table-cell>
          <table:table-cell table:style-name="ce16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1">
            <text:p>11</text:p>
          </table:table-cell>
          <table:table-cell table:style-name="ce16" office:value-type="string">
            <text:p>C/P : file name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2">
            <text:p>12</text:p>
          </table:table-cell>
          <table:table-cell table:style-name="ce16" office:value-type="string">
            <text:p>genre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3">
            <text:p>13</text:p>
          </table:table-cell>
          <table:table-cell table:style-name="ce16" office:value-type="string">
            <text:p>time</text:p>
          </table:table-cell>
          <table:table-cell table:style-name="ce16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4">
            <text:p>14</text:p>
          </table:table-cell>
          <table:table-cell table:style-name="ce16" office:value-type="string">
            <text:p>s.n.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5">
            <text:p>15</text:p>
          </table:table-cell>
          <table:table-cell table:style-name="ce16" office:value-type="string">
            <text:p>edit range</text:p>
          </table:table-cell>
          <table:table-cell table:style-name="ce18"/>
          <table:table-cell table:style-name="ce16"/>
          <table:table-cell table:style-name="ce16" office:value-type="string">
            <text:p>M – d &gt; a</text:p>
          </table:table-cell>
          <table:table-cell table:style-name="ce16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6">
            <text:p>16</text:p>
          </table:table-cell>
          <table:table-cell table:style-name="ce16" office:value-type="string">
            <text:p>sort : col : C-D-A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3">
          <table:table-cell table:number-columns-repeated="1021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8cm" draw:caption-point-x="-1.353cm" draw:caption-point-y="2.39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4">
          <table:table-cell table:number-columns-repeated="1021"/>
        </table:table-row>
        <table:table-row table:style-name="ro6">
          <table:table-cell table:number-columns-repeated="3"/>
          <table:table-cell table:style-name="ce1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4" table:number-rows-repeated="1048501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6" table:default-cell-style-name="ce15"/>
        <table:table-row table:style-name="ro1">
          <table:table-cell table:style-name="ce1" table:formula="of:=CONCATENATE(&quot;sn(&quot;;MAX(range_sn);&quot;)&quot;)" office:value-type="string" office:string-value="sn(224)">
            <text:p>sn(22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1" office:value-type="string">
            <text:p>*</text:p>
          </table:table-cell>
          <table:table-cell table:style-name="ce21"/>
          <table:table-cell table:style-name="ce22" table:formula="of:=CONCATENATE(&quot;sn(&quot;;MAX([.L2:.L16]);&quot;)&quot;)" office:value-type="string" office:string-value="sn(15)">
            <text:p>sn(15)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num</text:p>
          </table:table-cell>
          <table:table-cell table:style-name="ce2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2-notes,5-degree</text:p>
          </table:table-cell>
          <table:table-cell table:style-name="ce35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6_18-26-01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7T07:35:54">
            <text:p>2019/8/7 7:3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">
            <text:p>1</text:p>
          </table:table-cell>
          <table:table-cell table:style-name="ce26" office:value-type="string">
            <text:p>arpeggio</text:p>
          </table:table-cell>
          <table:table-cell table:style-name="ce28" table:formula="of:=COUNTIF(range_genre;[.M2])" office:value-type="float" office:value="2">
            <text:p>2</text:p>
          </table:table-cell>
          <table:table-cell table:style-name="ce1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3-chord,coda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6_18-26-01_000.jpg</text:p>
          </table:table-cell>
          <table:table-cell table:style-name="ce30" office:value-type="string">
            <text:p>c.p.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7T07:35:54">
            <text:p>2019/8/7 7:3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3">
            <text:p>13</text:p>
          </table:table-cell>
          <table:table-cell table:style-name="ce26" office:value-type="string">
            <text:p>backing</text:p>
          </table:table-cell>
          <table:table-cell table:style-name="ce28" table:formula="of:=COUNTIF(range_genre;[.M3])" office:value-type="float" office:value="1">
            <text:p>1</text:p>
          </table:table-cell>
          <table:table-cell table:style-name="ce1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0" office:value-type="float" office:value="10">
            <text:p>10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ar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7_18-28-26_000.jpg</text:p>
          </table:table-cell>
          <table:table-cell table:style-name="ce30" office:value-type="string">
            <text:p>arpeggio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8T08:10:52">
            <text:p>2019/8/8 8:1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2">
            <text:p>2</text:p>
          </table:table-cell>
          <table:table-cell table:style-name="ce27" office:value-type="string">
            <text:p>backing_staccato</text:p>
          </table:table-cell>
          <table:table-cell table:style-name="ce28" table:formula="of:=COUNTIF(range_genre;[.M4])" office:value-type="float" office:value="1">
            <text:p>1</text:p>
          </table:table-cell>
          <table:table-cell table:style-name="ce11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1" office:value-type="float" office:value="67">
            <text:p>67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ar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emp=3-4,k.E,R=2,pitch=1-8-7m-10m</text:p>
          </table:table-cell>
          <table:table-cell table:style-name="ce39" office:value-type="string">
            <text:p>2019-08-23_18-35-22_000.jpg</text:p>
          </table:table-cell>
          <table:table-cell table:style-name="ce31" office:value-type="string">
            <text:p>arpeggio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3">
            <text:p>3</text:p>
          </table:table-cell>
          <table:table-cell table:style-name="ce26" office:value-type="string">
            <text:p>c.p.</text:p>
          </table:table-cell>
          <table:table-cell table:style-name="ce28" table:formula="of:=COUNTIF(range_genre;[.M5])" office:value-type="float" office:value="13">
            <text:p>13</text:p>
          </table:table-cell>
          <table:table-cell table:style-name="ce11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1" office:value-type="float" office:value="138">
            <text:p>138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ba-1</text:p>
          </table:table-cell>
          <table:table-cell table:style-name="ce37"/>
          <table:table-cell table:style-name="ce32" office:value-type="string">
            <text:p>part=accompany,based-on=te-9,type=blues-like,R=7 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backing</text:p>
          </table:table-cell>
          <table:table-cell table:style-name="ce32" office:value-type="float" office:value="7">
            <text:p>7</text:p>
          </table:table-cell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4">
            <text:p>4</text:p>
          </table:table-cell>
          <table:table-cell table:style-name="ce26" office:value-type="string">
            <text:p>chord</text:p>
          </table:table-cell>
          <table:table-cell table:style-name="ce28" table:formula="of:=COUNTIF(range_genre;[.M6])" office:value-type="float" office:value="21">
            <text:p>21</text:p>
          </table:table-cell>
          <table:table-cell table:style-name="ce11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1" office:value-type="float" office:value="63">
            <text:p>63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backing+staccato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6,k.F,using-chords=F,C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backing_staccato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5">
            <text:p>5</text:p>
          </table:table-cell>
          <table:table-cell table:style-name="ce27" office:value-type="string">
            <text:p>finger positions</text:p>
          </table:table-cell>
          <table:table-cell table:style-name="ce28" table:formula="of:=COUNTIF(range_genre;[.M7])" office:value-type="float" office:value="1">
            <text:p>1</text:p>
          </table:table-cell>
          <table:table-cell table:style-name="ce11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1" office:value-type="float" office:value="104">
            <text:p>104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c.p.-10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B,cp=II♭-III♭-I,k.B,e.g.=C-D-B,R=5</text:p>
          </table:table-cell>
          <table:table-cell table:style-name="ce39" office:value-type="string">
            <text:p>2019-09-04_18-11-26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9-06T15:27:08.19">
            <text:p>2019/9/6 15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6">
            <text:p>6</text:p>
          </table:table-cell>
          <table:table-cell table:style-name="ce26" office:value-type="string">
            <text:p>frase</text:p>
          </table:table-cell>
          <table:table-cell table:style-name="ce28" table:formula="of:=COUNTIF(range_genre;[.M8])" office:value-type="float" office:value="60">
            <text:p>60</text:p>
          </table:table-cell>
          <table:table-cell table:style-name="ce11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1" office:value-type="float" office:value="111">
            <text:p>111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c.p.-10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 </text:p>
          </table:table-cell>
          <table:table-cell table:style-name="ce39" office:value-type="string">
            <text:p>2019-09-06_18-17-17_000.jpg</text:p>
          </table:table-cell>
          <table:table-cell table:style-name="ce31" office:value-type="string">
            <text:p>c.p.,rev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8T15:52:19.72">
            <text:p>2019/9/8 15:5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7">
            <text:p>7</text:p>
          </table:table-cell>
          <table:table-cell table:style-name="ce26" office:value-type="string">
            <text:p>harmonics</text:p>
          </table:table-cell>
          <table:table-cell table:style-name="ce28" table:formula="of:=COUNTIF(range_genre;[.M9])" office:value-type="float" office:value="1">
            <text:p>1</text:p>
          </table:table-cell>
          <table:table-cell table:style-name="ce11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1" office:value-type="float" office:value="101">
            <text:p>101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.p.-10</text:p>
          </table:table-cell>
          <table:table-cell table:style-name="ce36" office:value-type="string">
            <text:p>rev </text:p>
          </table:table-cell>
          <table:table-cell table:style-name="ce32" office:value-type="string">
            <text:p>rev,R=1,k.B,k.C#</text:p>
          </table:table-cell>
          <table:table-cell table:style-name="ce39" office:value-type="string">
            <text:p>2019-09-08_18-47-16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09T10:16:27.44">
            <text:p>2019/9/9 10:1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8">
            <text:p>8</text:p>
          </table:table-cell>
          <table:table-cell table:style-name="ce26" office:value-type="string">
            <text:p>harmony</text:p>
          </table:table-cell>
          <table:table-cell table:style-name="ce28" table:formula="of:=COUNTIF(range_genre;[.M10])" office:value-type="float" office:value="3">
            <text:p>3</text:p>
          </table:table-cell>
          <table:table-cell table:style-name="ce11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1" office:value-type="float" office:value="196">
            <text:p>196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.p.-1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910-5</text:p>
          </table:table-cell>
          <table:table-cell table:style-name="ce39" office:value-type="string">
            <text:p>2019-09-25_18-06-25_000.jpg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42" office:value-type="date" office:date-value="2019-09-26T08:48:56.18">
            <text:p>2019/9/26 8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9">
            <text:p>9</text:p>
          </table:table-cell>
          <table:table-cell table:style-name="ce26" office:value-type="string">
            <text:p>research</text:p>
          </table:table-cell>
          <table:table-cell table:style-name="ce28" table:formula="of:=COUNTIF(range_genre;[.M11])" office:value-type="float" office:value="21">
            <text:p>21</text:p>
          </table:table-cell>
          <table:table-cell table:style-name="ce11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1" office:value-type="float" office:value="197">
            <text:p>197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1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910-5</text:p>
          </table:table-cell>
          <table:table-cell table:style-name="ce39" office:value-type="string">
            <text:p>2019-09-25_18-06-25_000.jpg</text:p>
          </table:table-cell>
          <table:table-cell table:style-name="ce31"/>
          <table:table-cell table:style-name="ce32" office:value-type="float" office:value="3">
            <text:p>3</text:p>
          </table:table-cell>
          <table:table-cell table:style-name="ce42" office:value-type="date" office:date-value="2019-09-26T08:48:56.18">
            <text:p>2019/9/26 8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0">
            <text:p>10</text:p>
          </table:table-cell>
          <table:table-cell table:style-name="ce26" office:value-type="string">
            <text:p>rhythm</text:p>
          </table:table-cell>
          <table:table-cell table:style-name="ce28" table:formula="of:=COUNTIF(range_genre;[.M12])" office:value-type="float" office:value="0">
            <text:p>0</text:p>
          </table:table-cell>
          <table:table-cell table:style-name="ce11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1" office:value-type="float" office:value="198">
            <text:p>198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c.p.-1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910-5</text:p>
          </table:table-cell>
          <table:table-cell table:style-name="ce39" office:value-type="string">
            <text:p>2019-09-25_18-06-25_000.jpg</text:p>
          </table:table-cell>
          <table:table-cell table:style-name="ce31"/>
          <table:table-cell table:style-name="ce32" office:value-type="float" office:value="4">
            <text:p>4</text:p>
          </table:table-cell>
          <table:table-cell table:style-name="ce42" office:value-type="date" office:date-value="2019-09-26T08:48:56.18">
            <text:p>2019/9/26 8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4">
            <text:p>14</text:p>
          </table:table-cell>
          <table:table-cell table:style-name="ce26" office:value-type="string">
            <text:p>song</text:p>
          </table:table-cell>
          <table:table-cell table:style-name="ce28" table:formula="of:=COUNTIF(range_genre;[.M13])" office:value-type="float" office:value="3">
            <text:p>3</text:p>
          </table:table-cell>
          <table:table-cell table:style-name="ce11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1" office:value-type="float" office:value="126">
            <text:p>126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c.p.-11</text:p>
          </table:table-cell>
          <table:table-cell table:style-name="ce37"/>
          <table:table-cell table:style-name="ce32" office:value-type="string">
            <text:p>k.Em,cp=6m-7m-1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1">
            <text:p>11</text:p>
          </table:table-cell>
          <table:table-cell table:style-name="ce26" office:value-type="string">
            <text:p>struct</text:p>
          </table:table-cell>
          <table:table-cell table:style-name="ce28" table:formula="of:=COUNTIF(range_genre;[.M14])" office:value-type="float" office:value="1">
            <text:p>1</text:p>
          </table:table-cell>
          <table:table-cell table:style-name="ce11" office:value-type="string">
            <text:p>st</text:p>
          </table:table-cell>
          <table:table-cell table:number-columns-repeated="1006"/>
        </table:table-row>
        <table:table-row table:style-name="ro4">
          <table:table-cell table:style-name="ce31" office:value-type="float" office:value="204">
            <text:p>204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11</text:p>
          </table:table-cell>
          <table:table-cell table:style-name="ce37"/>
          <table:table-cell table:style-name="ce32" office:value-type="string">
            <text:p>rev,memo+,k.F#</text:p>
          </table:table-cell>
          <table:table-cell table:style-name="ce39" office:value-type="string">
            <text:p>2019-09-26_18-53-38_000.jpg</text:p>
          </table:table-cell>
          <table:table-cell table:style-name="ce31"/>
          <table:table-cell table:style-name="ce32" office:value-type="string">
            <text:p>2v</text:p>
          </table:table-cell>
          <table:table-cell table:style-name="ce42" office:value-type="date" office:date-value="2019-09-27T09:27:50.16">
            <text:p>2019/9/27 9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2">
            <text:p>12</text:p>
          </table:table-cell>
          <table:table-cell table:style-name="ce26" office:value-type="string">
            <text:p>technique</text:p>
          </table:table-cell>
          <table:table-cell table:style-name="ce28" table:formula="of:=COUNTIF(range_genre;[.M15])" office:value-type="float" office:value="14">
            <text:p>14</text:p>
          </table:table-cell>
          <table:table-cell table:style-name="ce11" office:value-type="string">
            <text:p>te</text:p>
          </table:table-cell>
          <table:table-cell table:number-columns-repeated="1006"/>
        </table:table-row>
        <table:table-row table:style-name="ro4">
          <table:table-cell table:style-name="ce31" office:value-type="float" office:value="154">
            <text:p>154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12</text:p>
          </table:table-cell>
          <table:table-cell table:style-name="ce37"/>
          <table:table-cell table:style-name="ce32" office:value-type="string">
            <text:p>,k.A,type=pop</text:p>
          </table:table-cell>
          <table:table-cell table:style-name="ce39" office:value-type="string">
            <text:p>2019-09-17_18-17-05_000.jpg</text:p>
          </table:table-cell>
          <table:table-cell table:style-name="ce39" office:value-type="string">
            <text:p>c.p.</text:p>
          </table:table-cell>
          <table:table-cell table:style-name="ce39" office:value-type="string">
            <text:p>R=2 </text:p>
          </table:table-cell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5">
            <text:p>15</text:p>
          </table:table-cell>
          <table:table-cell table:style-name="ce26" office:value-type="string">
            <text:p>memo</text:p>
          </table:table-cell>
          <table:table-cell table:style-name="ce28" table:formula="of:=COUNTIF(range_genre;[.M16])"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number-columns-repeated="1006"/>
        </table:table-row>
        <table:table-row table:style-name="ro4">
          <table:table-cell table:style-name="ce31" office:value-type="float" office:value="186">
            <text:p>186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c.p.-13</text:p>
          </table:table-cell>
          <table:table-cell table:style-name="ce37"/>
          <table:table-cell table:style-name="ce37" office:value-type="string">
            <text:p>,email=1,cp=I-Ⅵm7-Ⅱm7-V7</text:p>
          </table:table-cell>
          <table:table-cell table:style-name="ce32" office:value-type="string">
            <text:p>2019-09-23_18-15-43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9">
            <text:p>9</text:p>
          </table:table-cell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8">
            <text:p>188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.p.-13</text:p>
          </table:table-cell>
          <table:table-cell table:style-name="ce37"/>
          <table:table-cell table:style-name="ce37" office:value-type="string">
            <text:p>rev </text:p>
          </table:table-cell>
          <table:table-cell table:style-name="ce32" office:value-type="string">
            <text:p>2019-09-24_16-31-37_000.jpg</text:p>
          </table:table-cell>
          <table:table-cell table:style-name="ce31"/>
          <table:table-cell table:style-name="ce32"/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1">
            <text:p>51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4,cp=C6-Bf6 </text:p>
          </table:table-cell>
          <table:table-cell table:style-name="ce39" office:value-type="string">
            <text:p>2019-08-19_15-18-09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27T10:06:18.55">
            <text:p>2019/8/27 10:0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7">
            <text:p>57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.p.-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F6+2-G6+2,R=1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c.p.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8">
            <text:p>168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3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 </text:p>
          </table:table-cell>
          <table:table-cell table:style-name="ce39" office:value-type="string">
            <text:p>2019-09-20_16-15-59_000.jpg</text:p>
          </table:table-cell>
          <table:table-cell table:style-name="ce31" office:value-type="string">
            <text:p>-</text:p>
          </table:table-cell>
          <table:table-cell table:style-name="ce32"/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3">
            <text:p>133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3</text:p>
          </table:table-cell>
          <table:table-cell table:style-name="ce32" office:value-type="string">
            <text:p>rev 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-</text:p>
          </table:table-cell>
          <table:table-cell table:style-name="ce32"/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4">
            <text:p>144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c.p.-3</text:p>
          </table:table-cell>
          <table:table-cell table:style-name="ce37" office:value-type="string">
            <text:p>v-1</text:p>
          </table:table-cell>
          <table:table-cell table:style-name="ce32" office:value-type="string">
            <text:p>v-1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 office:value-type="string">
            <text:p>R=4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2">
            <text:p>52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c.p.-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G?,R=2,cp=IV-I(?) </text:p>
          </table:table-cell>
          <table:table-cell table:style-name="ce39" office:value-type="string">
            <text:p>2019-08-19_15-18-09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27T10:06:18.55">
            <text:p>2019/8/27 10:0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5">
            <text:p>135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c.p.-4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code=0821-R.1 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-</text:p>
          </table:table-cell>
          <table:table-cell table:style-name="ce32"/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5">
            <text:p>145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c.p.-4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 office:value-type="string">
            <text:p>R=6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3">
            <text:p>73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for=coda,k.E,progression=L6m-L7m-1(cp);k.C,R=3</text:p>
          </table:table-cell>
          <table:table-cell table:style-name="ce39" office:value-type="string">
            <text:p>2019-08-28_18-28-44_000.jpg</text:p>
          </table:table-cell>
          <table:table-cell table:style-name="ce31" office:value-type="string">
            <text:p>c.p.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9T09:14:00.28">
            <text:p>2019/8/29 9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0">
            <text:p>90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c.p.-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ef=email-1,R=1,k.C,cp=I-V-VIm-Ⅲm~Ⅳ-I-Ⅳ-V</text:p>
          </table:table-cell>
          <table:table-cell table:style-name="ce39" office:value-type="string">
            <text:p>2019-09-02_18-21-05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03T10:40:24.06">
            <text:p>2019/9/3 10:4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1">
            <text:p>91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.p.-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D,style=backing,R=2 </text:p>
          </table:table-cell>
          <table:table-cell table:style-name="ce39" office:value-type="string">
            <text:p>2019-09-02_18-21-05_000.jpg</text:p>
          </table:table-cell>
          <table:table-cell table:style-name="ce31" office:value-type="string">
            <text:p>c.p.,ad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3T10:40:24.06">
            <text:p>2019/9/3 10:4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2">
            <text:p>102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c.p.-7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c.p.,rev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9">
            <text:p>219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.p.-7</text:p>
          </table:table-cell>
          <table:table-cell table:style-name="ce37" office:value-type="string">
            <text:p>rev</text:p>
          </table:table-cell>
          <table:table-cell table:style-name="ce32"/>
          <table:table-cell table:style-name="ce39" office:value-type="string">
            <text:p>2019-10-01_18-32-14_000.jpg</text:p>
          </table:table-cell>
          <table:table-cell table:style-name="ce31"/>
          <table:table-cell table:style-name="ce32"/>
          <table:table-cell table:style-name="ce42" office:value-type="date" office:date-value="2019-10-02T09:29:45.05">
            <text:p>2019/10/2 9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6">
            <text:p>96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c.p.-8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ef=email-1,cp=Ⅳ-V-Ⅲm-Ⅵm~Ⅳ-V-I,R=7</text:p>
          </table:table-cell>
          <table:table-cell table:style-name="ce39" office:value-type="string">
            <text:p>2019-09-02_18-21-05_000.jpg</text:p>
          </table:table-cell>
          <table:table-cell table:style-name="ce31" office:value-type="string">
            <text:p>c.p.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3T10:40:24.06">
            <text:p>2019/9/3 10:4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4">
            <text:p>104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c.p.-8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score=harmonica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c.p.,rev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6">
            <text:p>106</text:p>
          </table:table-cell>
          <table:table-cell table:style-name="ce31" office:value-type="float" office:value="10">
            <text:p>10</text:p>
          </table:table-cell>
          <table:table-cell table:style-name="ce33" office:value-type="string">
            <text:p>c.p.-9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email-3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6">
            <text:p>6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5">
            <text:p>5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ch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6_18-27-05_000.jpg</text:p>
          </table:table-cell>
          <table:table-cell table:style-name="ce30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7T07:35:54">
            <text:p>2019/8/7 7:3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5">
            <text:p>45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ch-10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str=4:4-3:0-2:0,k.Eon5 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2">
            <text:p>42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ch-11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k.Am7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0">
            <text:p>50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h-1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5,k.C? </text:p>
          </table:table-cell>
          <table:table-cell table:style-name="ce39" office:value-type="string">
            <text:p>2019-08-19_15-18-09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27T10:06:18.55">
            <text:p>2019/8/27 10:0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6">
            <text:p>56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ch-1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chord=F6+2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3">
            <text:p>53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ch-1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3,pitch=L5-1-5:1-4-8,k.A </text:p>
          </table:table-cell>
          <table:table-cell table:style-name="ce39" office:value-type="string">
            <text:p>2019-08-19_15-18-09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27T10:06:18.55">
            <text:p>2019/8/27 10:0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9">
            <text:p>59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ch-1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3,k.C#.k.E▽(-5)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4">
            <text:p>84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ch-1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Xm7,k.G,R=4 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7">
            <text:p>97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ch-16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k.G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1">
            <text:p>171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ch-18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918-2,k.F#,cp=4-5-1 </text:p>
          </table:table-cell>
          <table:table-cell table:style-name="ce39" office:value-type="string">
            <text:p>2019-09-20_16-15-59_000.jpg</text:p>
          </table:table-cell>
          <table:table-cell table:style-name="ce31"/>
          <table:table-cell table:style-name="ce32"/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2">
            <text:p>162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h-18</text:p>
          </table:table-cell>
          <table:table-cell table:style-name="ce37"/>
          <table:table-cell table:style-name="ce32" office:value-type="string">
            <text:p>,k.Bm7</text:p>
          </table:table-cell>
          <table:table-cell table:style-name="ce39" office:value-type="string">
            <text:p>2019-09-18_17-04-17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20T09:02:21.21">
            <text:p>2019/9/20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8">
            <text:p>178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ch-19</text:p>
          </table:table-cell>
          <table:table-cell table:style-name="ce37"/>
          <table:table-cell table:style-name="ce32" office:value-type="string">
            <text:p>,k.A,note=1-3-4-5,k.D </text:p>
          </table:table-cell>
          <table:table-cell table:style-name="ce39" office:value-type="string">
            <text:p>2019-09-23_18-15-21_000.jpg</text:p>
          </table:table-cell>
          <table:table-cell table:style-name="ce31" office:value-type="string">
            <text:p>chord</text:p>
          </table:table-cell>
          <table:table-cell table:style-name="ce32"/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9">
            <text:p>9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h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.f.=sec.1,k.Dm9▽,R=2</text:p>
          </table:table-cell>
          <table:table-cell table:style-name="ce39" office:value-type="string">
            <text:p>2019-08-14_18-27-58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15T08:44:52.77">
            <text:p>2019/8/15 8:4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0">
            <text:p>180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h-20</text:p>
          </table:table-cell>
          <table:table-cell table:style-name="ce37"/>
          <table:table-cell table:style-name="ce32" office:value-type="string">
            <text:p>,note=1-3-5m-5 </text:p>
          </table:table-cell>
          <table:table-cell table:style-name="ce39" office:value-type="string">
            <text:p>2019-09-23_18-15-21_000.jpg</text:p>
          </table:table-cell>
          <table:table-cell table:style-name="ce31" office:value-type="string">
            <text:p>chord</text:p>
          </table:table-cell>
          <table:table-cell table:style-name="ce32"/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7">
            <text:p>187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ch-20</text:p>
          </table:table-cell>
          <table:table-cell table:style-name="ce37"/>
          <table:table-cell table:style-name="ce37" office:value-type="string">
            <text:p>rev,prev-3 </text:p>
          </table:table-cell>
          <table:table-cell table:style-name="ce32" office:value-type="string">
            <text:p>2019-09-24_16-31-37_000.jpg</text:p>
          </table:table-cell>
          <table:table-cell table:style-name="ce31"/>
          <table:table-cell table:style-name="ce32"/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6">
            <text:p>206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h-21</text:p>
          </table:table-cell>
          <table:table-cell table:style-name="ce37"/>
          <table:table-cell table:style-name="ce32"/>
          <table:table-cell table:style-name="ce39" office:value-type="string">
            <text:p>2019-09-27_17-49-06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1v</text:p>
          </table:table-cell>
          <table:table-cell table:style-name="ce42" office:value-type="date" office:date-value="2019-09-29T09:33:53.61">
            <text:p>2019/9/29 9:3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h-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D▽(-5)</text:p>
          </table:table-cell>
          <table:table-cell table:style-name="ce39" office:value-type="string">
            <text:p>2019-08-14_18-27-58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5T08:44:52.77">
            <text:p>2019/8/15 8:4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11">
            <text:p>11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ch-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capo.4,R=5,k.B6</text:p>
          </table:table-cell>
          <table:table-cell table:style-name="ce39" office:value-type="string">
            <text:p>2019-08-14_18-27-58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15T08:44:52.77">
            <text:p>2019/8/15 8:4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12">
            <text:p>12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h-5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C△ </text:p>
          </table:table-cell>
          <table:table-cell table:style-name="ce39" office:value-type="string">
            <text:p>2019-08-15_18-11-32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16T08:59:13.35">
            <text:p>2019/8/16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ch-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1,k.D△+12 </text:p>
          </table:table-cell>
          <table:table-cell table:style-name="ce39" office:value-type="string">
            <text:p>2019-08-16_18-16-28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17T11:48:53.83">
            <text:p>2019/8/17 11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8">
            <text:p>38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h-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continue=ch-5,k.C△+10,R=5 </text:p>
          </table:table-cell>
          <table:table-cell table:style-name="ce39" office:value-type="string">
            <text:p>2019-08-16_18-16-28_000.jpg</text:p>
          </table:table-cell>
          <table:table-cell table:style-name="ce31" office:value-type="string">
            <text:p>chord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17T11:51:28.08">
            <text:p>2019/8/17 11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2">
            <text:p>42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ch-8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note=B-Ef-E,k.Ef 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3">
            <text:p>43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ch-9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str=3:4-2:0-1:0 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chord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11">
            <text:p>11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cp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Ⅲm-Ⅱm-I,R=5,k.Bf </text:p>
          </table:table-cell>
          <table:table-cell table:style-name="ce39" office:value-type="string">
            <text:p>2019-08-15_18-11-32_000.jpg</text:p>
          </table:table-cell>
          <table:table-cell table:style-name="ce31" office:value-type="string">
            <text:p>c.p.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16T08:59:13.35">
            <text:p>2019/8/16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f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7-30_13-50-42_000.jpg</text:p>
          </table:table-cell>
          <table:table-cell table:style-name="ce30" office:value-type="string">
            <text:p>fras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8T08:09:47">
            <text:p>2019/8/8 8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5">
            <text:p>85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1 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frase,rev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10</text:p>
          </table:table-cell>
          <table:table-cell table:style-name="ce37" office:value-type="float" office:value="1">
            <text:p>1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5_18-11-3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16T08:59:13.35">
            <text:p>2019/8/16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10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5_18-11-3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16T08:44:18.8">
            <text:p>2019/8/16 8:4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7">
            <text:p>37</text:p>
          </table:table-cell>
          <table:table-cell table:style-name="ce31" office:value-type="float" office:value="2">
            <text:p>2</text:p>
          </table:table-cell>
          <table:table-cell table:style-name="ce34" office:value-type="string">
            <text:p>f-10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A,chord=I:Ⅳ,R=3 </text:p>
          </table:table-cell>
          <table:table-cell table:style-name="ce39" office:value-type="string">
            <text:p>2019-08-16_18-16-28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17T11:51:28.08">
            <text:p>2019/8/17 11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13">
            <text:p>13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1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.f.=sec.3,R=4 </text:p>
          </table:table-cell>
          <table:table-cell table:style-name="ce39" office:value-type="string">
            <text:p>2019-08-15_18-11-3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16T08:59:13.35">
            <text:p>2019/8/16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9">
            <text:p>39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1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.f.=ch-7,R=4 </text:p>
          </table:table-cell>
          <table:table-cell table:style-name="ce39" office:value-type="string">
            <text:p>2019-08-16_18-16-28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17T11:51:28.08">
            <text:p>2019/8/17 11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1">
            <text:p>7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1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k.C</text:p>
          </table:table-cell>
          <table:table-cell table:style-name="ce39" office:value-type="string">
            <text:p>2019-08-28_18-28-44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9T09:14:00.28">
            <text:p>2019/8/29 9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1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with-rythm,R=6</text:p>
          </table:table-cell>
          <table:table-cell table:style-name="ce39" office:value-type="string">
            <text:p>2019-08-15_18-11-3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6">
            <text:p>6</text:p>
          </table:table-cell>
          <table:table-cell table:style-name="ce42" office:value-type="date" office:date-value="2019-08-16T08:59:13.35">
            <text:p>2019/8/16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6">
            <text:p>46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1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E,i.f.=ch-10,R=3 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8">
            <text:p>48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f-1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.f.=fur-1,R=5 / FUR+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8">
            <text:p>38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18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i.f.=sec.3,R=2,k.E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9">
            <text:p>149</text:p>
          </table:table-cell>
          <table:table-cell table:style-name="ce31" office:value-type="float" office:value="10">
            <text:p>10</text:p>
          </table:table-cell>
          <table:table-cell table:style-name="ce33" office:value-type="string">
            <text:p>f-18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818-2(4)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/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0">
            <text:p>150</text:p>
          </table:table-cell>
          <table:table-cell table:style-name="ce31" office:value-type="float" office:value="11">
            <text:p>11</text:p>
          </table:table-cell>
          <table:table-cell table:style-name="ce33" office:value-type="string">
            <text:p>f-18</text:p>
          </table:table-cell>
          <table:table-cell table:style-name="ce37" office:value-type="string">
            <text:p>v-1</text:p>
          </table:table-cell>
          <table:table-cell table:style-name="ce32" office:value-type="string">
            <text:p>v-1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 office:value-type="string">
            <text:p>R=8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0">
            <text:p>40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19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i.f.=sec.5,R=4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6_18-27-05_000.jpg</text:p>
          </table:table-cell>
          <table:table-cell table:style-name="ce30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07T07:35:54">
            <text:p>2019/8/7 7:3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7">
            <text:p>147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f-2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801-2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/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3">
            <text:p>113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2</text:p>
          </table:table-cell>
          <table:table-cell table:style-name="ce37" office:value-type="string">
            <text:p>rev, 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09_18-27-51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10T08:18:50.46">
            <text:p>2019/9/10 8:1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7">
            <text:p>87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2</text:p>
          </table:table-cell>
          <table:table-cell table:style-name="ce37" office:value-type="string">
            <text:p>sec-B</text:p>
          </table:table-cell>
          <table:table-cell table:style-name="ce32" office:value-type="string">
            <text:p>R=6 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frase,sec</text:p>
          </table:table-cell>
          <table:table-cell table:style-name="ce32" office:value-type="float" office:value="6">
            <text:p>6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6">
            <text:p>86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2</text:p>
          </table:table-cell>
          <table:table-cell table:style-name="ce37" office:value-type="string">
            <text:p>var-1</text:p>
          </table:table-cell>
          <table:table-cell table:style-name="ce32" office:value-type="string">
            <text:p>rev / sec-A,R=5,k.C 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4">
            <text:p>114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2</text:p>
          </table:table-cell>
          <table:table-cell table:style-name="ce37" office:value-type="string">
            <text:p>var-1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09_18-27-51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10T08:18:50.46">
            <text:p>2019/9/10 8:1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1">
            <text:p>41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20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i.f.=sec.6,R=5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3">
            <text:p>43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f-21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k.E,chord=I,IV,V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6">
            <text:p>6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4">
            <text:p>44</text:p>
          </table:table-cell>
          <table:table-cell table:style-name="ce31" office:value-type="float" office:value="10">
            <text:p>10</text:p>
          </table:table-cell>
          <table:table-cell table:style-name="ce33" office:value-type="string">
            <text:p>f-22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capo.5,k.C6,R=7 / FUR+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7">
            <text:p>7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9">
            <text:p>49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2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9_15-18-09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27T10:06:18.55">
            <text:p>2019/8/27 10:0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8">
            <text:p>58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2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F,based-on=c.p.-3,using-chords=F,G,R=2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0">
            <text:p>60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2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Cm#,i.f.=ch-13,R=4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2">
            <text:p>62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2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C,R=5,using-chords=C,G,pitch=L7-1-3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4">
            <text:p>64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f-25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heme=slide-long,k.E,R=7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7">
            <text:p>7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4">
            <text:p>74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28</text:p>
          </table:table-cell>
          <table:table-cell table:style-name="ce37" office:value-type="float" office:value="1">
            <text:p>1</text:p>
          </table:table-cell>
          <table:table-cell table:style-name="ce32" office:value-type="string">
            <text:p>pitch=9m-8-7m,k.A7,R=1 </text:p>
          </table:table-cell>
          <table:table-cell table:style-name="ce39" office:value-type="string">
            <text:p>2019-08-29_18-37-36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30T14:57:52.71">
            <text:p>2019/8/30 14:5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8">
            <text:p>68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28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1, R=2, R=3 </text:p>
          </table:table-cell>
          <table:table-cell table:style-name="ce39" office:value-type="string">
            <text:p>2019-08-27_17-27-59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1,2,3</text:p>
          </table:table-cell>
          <table:table-cell table:style-name="ce42" office:value-type="date" office:date-value="2019-08-28T08:56:22.730001">
            <text:p>2019/8/28 8:5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2">
            <text:p>102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28</text:p>
          </table:table-cell>
          <table:table-cell table:style-name="ce37" office:value-type="string">
            <text:p>v-2</text:p>
          </table:table-cell>
          <table:table-cell table:style-name="ce32" office:value-type="string">
            <text:p>R=3,k.Am7 </text:p>
          </table:table-cell>
          <table:table-cell table:style-name="ce39" office:value-type="string">
            <text:p>2019-09-04_18-11-26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06T15:27:08.19">
            <text:p>2019/9/6 15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8">
            <text:p>148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f-28</text:p>
          </table:table-cell>
          <table:table-cell table:style-name="ce37" office:value-type="string">
            <text:p>v-2</text:p>
          </table:table-cell>
          <table:table-cell table:style-name="ce32" office:value-type="string">
            <text:p>v-2,file=0827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3">
            <text:p>103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28</text:p>
          </table:table-cell>
          <table:table-cell table:style-name="ce37" office:value-type="string">
            <text:p>v-3</text:p>
          </table:table-cell>
          <table:table-cell table:style-name="ce32" office:value-type="string">
            <text:p>R=4 </text:p>
          </table:table-cell>
          <table:table-cell table:style-name="ce39" office:value-type="string">
            <text:p>2019-09-04_18-11-26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06T15:27:08.19">
            <text:p>2019/9/6 15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0">
            <text:p>100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28</text:p>
          </table:table-cell>
          <table:table-cell table:style-name="ce37" office:value-type="string">
            <text:p>var-1</text:p>
          </table:table-cell>
          <table:table-cell table:style-name="ce32" office:value-type="string">
            <text:p>rev,R=1 </text:p>
          </table:table-cell>
          <table:table-cell table:style-name="ce39" office:value-type="string">
            <text:p>2019-09-04_18-11-26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06T15:27:08.19">
            <text:p>2019/9/6 15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2">
            <text:p>72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29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E,R=1,R=2 </text:p>
          </table:table-cell>
          <table:table-cell table:style-name="ce39" office:value-type="string">
            <text:p>2019-08-28_18-28-44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29T09:14:00.28">
            <text:p>2019/8/29 9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9">
            <text:p>9</text:p>
          </table:table-cell>
          <table:table-cell table:style-name="ce32" office:value-type="float" office:value="5">
            <text:p>5</text:p>
          </table:table-cell>
          <table:table-cell table:style-name="ce33" office:value-type="string">
            <text:p>f-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7_18-28-26_000.jpg</text:p>
          </table:table-cell>
          <table:table-cell table:style-name="ce30" office:value-type="string">
            <text:p>frase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08T08:12:43">
            <text:p>2019/8/8 8:1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8">
            <text:p>118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3</text:p>
          </table:table-cell>
          <table:table-cell table:style-name="ce37" office:value-type="string">
            <text:p>var-1</text:p>
          </table:table-cell>
          <table:table-cell table:style-name="ce32" office:value-type="string">
            <text:p>N+</text:p>
          </table:table-cell>
          <table:table-cell table:style-name="ce39" office:value-type="string">
            <text:p>2019-09-09_18-27-51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9-10T08:18:50.46">
            <text:p>2019/9/10 8:1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8">
            <text:p>78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31</text:p>
          </table:table-cell>
          <table:table-cell table:style-name="ce37" office:value-type="float" office:value="1">
            <text:p>1</text:p>
          </table:table-cell>
          <table:table-cell table:style-name="ce32" office:value-type="string">
            <text:p>score=harmonica </text:p>
          </table:table-cell>
          <table:table-cell table:style-name="ce39" office:value-type="string">
            <text:p>2019-08-31_18-23-15_000.jpg</text:p>
          </table:table-cell>
          <table:table-cell table:style-name="ce31" office:value-type="string">
            <text:p>frase,var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1T12:25:45.86">
            <text:p>2019/9/1 12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6">
            <text:p>76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3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nst=g+h,R=1,k.C </text:p>
          </table:table-cell>
          <table:table-cell table:style-name="ce39" office:value-type="string">
            <text:p>2019-08-31_18-23-15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01T12:25:45.86">
            <text:p>2019/9/1 12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7">
            <text:p>77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3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伴奏のみ,R=2 </text:p>
          </table:table-cell>
          <table:table-cell table:style-name="ce39" office:value-type="string">
            <text:p>2019-08-31_18-23-15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01T12:25:45.86">
            <text:p>2019/9/1 12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9">
            <text:p>79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3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ype=fill-in,at=msr.4,R=3 </text:p>
          </table:table-cell>
          <table:table-cell table:style-name="ce39" office:value-type="string">
            <text:p>2019-08-31_18-23-15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01T12:25:45.86">
            <text:p>2019/9/1 12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1">
            <text:p>8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31</text:p>
          </table:table-cell>
          <table:table-cell table:style-name="ce37" office:value-type="string">
            <text:p>song-2</text:p>
          </table:table-cell>
          <table:table-cell table:style-name="ce32" office:value-type="string">
            <text:p>R=1,k.C 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frase,song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0">
            <text:p>80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3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4,k.D,inst=g+h</text:p>
          </table:table-cell>
          <table:table-cell table:style-name="ce39" office:value-type="string">
            <text:p>2019-08-31_18-23-15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01T12:25:45.86">
            <text:p>2019/9/1 12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9">
            <text:p>89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f-3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8,k.A/E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8">
            <text:p>8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2">
            <text:p>82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3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D,R=2 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8">
            <text:p>88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f-35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B,cap.2,R=7 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7">
            <text:p>7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2">
            <text:p>92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3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ns=g+h,R=3,cp=c.p.-7 </text:p>
          </table:table-cell>
          <table:table-cell table:style-name="ce39" office:value-type="string">
            <text:p>2019-09-02_18-21-05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3T10:40:24.06">
            <text:p>2019/9/3 10:4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3">
            <text:p>103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36</text:p>
          </table:table-cell>
          <table:table-cell table:style-name="ce37" office:value-type="string">
            <text:p>var-1</text:p>
          </table:table-cell>
          <table:table-cell table:style-name="ce32" office:value-type="string">
            <text:p>rev+,score=harmonica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3">
            <text:p>93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3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(copy),src=canon(pachelbell),k.C,R=4 </text:p>
          </table:table-cell>
          <table:table-cell table:style-name="ce39" office:value-type="string">
            <text:p>2019-09-02_18-21-05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3T10:40:24.06">
            <text:p>2019/9/3 10:4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4">
            <text:p>94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37</text:p>
          </table:table-cell>
          <table:table-cell table:style-name="ce37" office:value-type="string">
            <text:p>var-1</text:p>
          </table:table-cell>
          <table:table-cell table:style-name="ce32" office:value-type="string">
            <text:p>R=6,tab-diagram+ </text:p>
          </table:table-cell>
          <table:table-cell table:style-name="ce39" office:value-type="string">
            <text:p>2019-09-02_18-21-05_000.jpg</text:p>
          </table:table-cell>
          <table:table-cell table:style-name="ce31" office:value-type="string">
            <text:p>frase,var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3T10:40:24.06">
            <text:p>2019/9/3 10:4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5">
            <text:p>95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38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ype=blues-like,k.Em,R=5 </text:p>
          </table:table-cell>
          <table:table-cell table:style-name="ce39" office:value-type="string">
            <text:p>2019-09-02_18-21-05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3T10:40:24.06">
            <text:p>2019/9/3 10:4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0">
            <text:p>100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39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ype=blues-like,ins=g+h,k.G,R=3,score=harmonica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10">
            <text:p>10</text:p>
          </table:table-cell>
          <table:table-cell table:style-name="ce32" office:value-type="float" office:value="7">
            <text:p>7</text:p>
          </table:table-cell>
          <table:table-cell table:style-name="ce33" office:value-type="string">
            <text:p>f-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7_18-28-26_000.jpg</text:p>
          </table:table-cell>
          <table:table-cell table:style-name="ce30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08T08:13:37">
            <text:p>2019/8/8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1">
            <text:p>101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40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4,cp=c.p.-7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7">
            <text:p>107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41</text:p>
          </table:table-cell>
          <table:table-cell table:style-name="ce36" office:value-type="string">
            <text:p>-</text:p>
          </table:table-cell>
          <table:table-cell table:style-name="ce38" office:value-type="string">
            <text:p>i.f.=te-5,R=2</text:p>
          </table:table-cell>
          <table:table-cell table:style-name="ce39" office:value-type="string">
            <text:p>2019-09-05_18-55-51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06T15:31:39.66">
            <text:p>2019/9/6 15:3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8">
            <text:p>108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4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D,sec=A,R=1,sec=B,R=2 </text:p>
          </table:table-cell>
          <table:table-cell table:style-name="ce39" office:value-type="string">
            <text:p>2019-09-06_18-17-17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1,2</text:p>
          </table:table-cell>
          <table:table-cell table:style-name="ce42" office:value-type="date" office:date-value="2019-09-08T15:52:19.72">
            <text:p>2019/9/8 15:5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0">
            <text:p>110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4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cp=C△-D△+10,R=4 </text:p>
          </table:table-cell>
          <table:table-cell table:style-name="ce39" office:value-type="string">
            <text:p>2019-09-06_18-17-17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08T15:52:19.72">
            <text:p>2019/9/8 15:5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2">
            <text:p>112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4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5,cp=c.p.-10</text:p>
          </table:table-cell>
          <table:table-cell table:style-name="ce39" office:value-type="string">
            <text:p>2019-09-06_18-17-17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9-08T15:52:19.72">
            <text:p>2019/9/8 15:5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5">
            <text:p>155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45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909-2 </text:p>
          </table:table-cell>
          <table:table-cell table:style-name="ce39" office:value-type="string">
            <text:p>2019-09-17_18-17-05_000.jpg</text:p>
          </table:table-cell>
          <table:table-cell table:style-name="ce39" table:number-columns-repeated="2"/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3">
            <text:p>163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45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id=s-1</text:p>
          </table:table-cell>
          <table:table-cell table:style-name="ce39" office:value-type="string">
            <text:p>2019-09-18_17-04-17_000.jpg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3,4</text:p>
          </table:table-cell>
          <table:table-cell table:style-name="ce42" office:value-type="date" office:date-value="2019-09-20T09:02:21.21">
            <text:p>2019/9/20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6">
            <text:p>156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45</text:p>
          </table:table-cell>
          <table:table-cell table:style-name="ce32" office:value-type="string">
            <text:p>v-1</text:p>
          </table:table-cell>
          <table:table-cell table:style-name="ce32" office:value-type="string">
            <text:p>v-1,k.C#</text:p>
          </table:table-cell>
          <table:table-cell table:style-name="ce39" office:value-type="string">
            <text:p>2019-09-17_18-17-05_000.jpg</text:p>
          </table:table-cell>
          <table:table-cell table:style-name="ce39"/>
          <table:table-cell table:style-name="ce39" office:value-type="string">
            <text:p>R=3 </text:p>
          </table:table-cell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6">
            <text:p>116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45</text:p>
          </table:table-cell>
          <table:table-cell table:style-name="ce37" office:value-type="string">
            <text:p>var-1</text:p>
          </table:table-cell>
          <table:table-cell table:style-name="ce32" office:value-type="string">
            <text:p>k.C </text:p>
          </table:table-cell>
          <table:table-cell table:style-name="ce39" office:value-type="string">
            <text:p>2019-09-09_18-27-51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10T08:18:50.46">
            <text:p>2019/9/10 8:1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7">
            <text:p>117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45</text:p>
          </table:table-cell>
          <table:table-cell table:style-name="ce37" office:value-type="string">
            <text:p>var-2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09_18-27-51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10T08:18:50.46">
            <text:p>2019/9/10 8:1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5">
            <text:p>115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45</text:p>
          </table:table-cell>
          <table:table-cell table:style-name="ce37"/>
          <table:table-cell table:style-name="ce31" office:value-type="string">
            <text:p>i.f.=f-4</text:p>
          </table:table-cell>
          <table:table-cell table:style-name="ce39" office:value-type="string">
            <text:p>2019-09-09_18-27-51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10T08:18:50.46">
            <text:p>2019/9/10 8:1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4">
            <text:p>124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46</text:p>
          </table:table-cell>
          <table:table-cell table:style-name="ce37"/>
          <table:table-cell table:style-name="ce32" office:value-type="string">
            <text:p>i.f.=f-5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4">
            <text:p>134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47</text:p>
          </table:table-cell>
          <table:table-cell table:style-name="ce37"/>
          <table:table-cell table:style-name="ce32" office:value-type="string">
            <text:p>i.f.=c.p.-3,code=0819-R.4,R=1 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7">
            <text:p>137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48</text:p>
          </table:table-cell>
          <table:table-cell table:style-name="ce37" office:value-type="string">
            <text:p>(1)</text:p>
          </table:table-cell>
          <table:table-cell table:style-name="ce32" office:value-type="string">
            <text:p>(2),R=3 / (3),R=4 / (4),R=5 / (5),R=6 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3,4,5,6</text:p>
          </table:table-cell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6">
            <text:p>136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48</text:p>
          </table:table-cell>
          <table:table-cell table:style-name="ce37"/>
          <table:table-cell table:style-name="ce32" office:value-type="string">
            <text:p>c.p.-4,part=melody,code=0821-R.1,(1),R=2 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9">
            <text:p>139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f-49</text:p>
          </table:table-cell>
          <table:table-cell table:style-name="ce37"/>
          <table:table-cell table:style-name="ce32" office:value-type="string">
            <text:p>back=ba-1,k.E,R=8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8">
            <text:p>8</text:p>
          </table:table-cell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32" office:value-type="string">
            <text:p>1,3</text:p>
          </table:table-cell>
          <table:table-cell table:style-name="ce33" office:value-type="string">
            <text:p>f-5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9_18-41-01_000.jpg</text:p>
          </table:table-cell>
          <table:table-cell table:style-name="ce30" office:value-type="string">
            <text:p>frase</text:p>
          </table:table-cell>
          <table:table-cell table:style-name="ce41" office:value-type="string">
            <text:p>1,3</text:p>
          </table:table-cell>
          <table:table-cell table:style-name="ce42" office:value-type="date" office:date-value="2019-08-10T10:13:56">
            <text:p>2019/8/10 10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3">
            <text:p>123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5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R.4 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1">
            <text:p>141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50</text:p>
          </table:table-cell>
          <table:table-cell table:style-name="ce37" office:value-type="string">
            <text:p>v-1</text:p>
          </table:table-cell>
          <table:table-cell table:style-name="ce32" office:value-type="string">
            <text:p>v-1,k.A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 office:value-type="string">
            <text:p>R=2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0">
            <text:p>140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50</text:p>
          </table:table-cell>
          <table:table-cell table:style-name="ce37"/>
          <table:table-cell table:style-name="ce32" office:value-type="string">
            <text:p>,k.G,cp=G-C-D,type=arpeggio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frase</text:p>
          </table:table-cell>
          <table:table-cell table:style-name="ce39" office:value-type="string">
            <text:p>R=1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4">
            <text:p>174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f-5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file=0916-3,memo+ </text:p>
          </table:table-cell>
          <table:table-cell table:style-name="ce39" office:value-type="string">
            <text:p>2019-09-20_16-15-59_000.jpg</text:p>
          </table:table-cell>
          <table:table-cell table:style-name="ce31"/>
          <table:table-cell table:style-name="ce32"/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5">
            <text:p>175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f-5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(2),v-2,pitch=1-3</text:p>
          </table:table-cell>
          <table:table-cell table:style-name="ce39" office:value-type="string">
            <text:p>2019-09-20_16-15-59_000.jpg</text:p>
          </table:table-cell>
          <table:table-cell table:style-name="ce31"/>
          <table:table-cell table:style-name="ce32" office:value-type="float" office:value="6">
            <text:p>6</text:p>
          </table:table-cell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6">
            <text:p>176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f-5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(3),v-3,pitch=1-5</text:p>
          </table:table-cell>
          <table:table-cell table:style-name="ce39" office:value-type="string">
            <text:p>2019-09-20_16-15-59_000.jpg</text:p>
          </table:table-cell>
          <table:table-cell table:style-name="ce31"/>
          <table:table-cell table:style-name="ce32" office:value-type="float" office:value="7">
            <text:p>7</text:p>
          </table:table-cell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7">
            <text:p>177</text:p>
          </table:table-cell>
          <table:table-cell table:style-name="ce31" office:value-type="float" office:value="10">
            <text:p>10</text:p>
          </table:table-cell>
          <table:table-cell table:style-name="ce33" office:value-type="string">
            <text:p>f-51</text:p>
          </table:table-cell>
          <table:table-cell table:style-name="ce37" office:value-type="string">
            <text:p>v-1</text:p>
          </table:table-cell>
          <table:table-cell table:style-name="ce32" office:value-type="string">
            <text:p>v-1</text:p>
          </table:table-cell>
          <table:table-cell table:style-name="ce39" office:value-type="string">
            <text:p>2019-09-20_16-15-59_000.jpg</text:p>
          </table:table-cell>
          <table:table-cell table:style-name="ce31" office:value-type="string">
            <text:p>R=5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3">
            <text:p>143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51</text:p>
          </table:table-cell>
          <table:table-cell table:style-name="ce37"/>
          <table:table-cell table:style-name="ce32" office:value-type="string">
            <text:p>,b.o.=te-9,inst=g+h,cp=G-C-D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6">
            <text:p>146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52</text:p>
          </table:table-cell>
          <table:table-cell table:style-name="ce37"/>
          <table:table-cell table:style-name="ce32" office:value-type="string">
            <text:p>,b.o.=c.p.-4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frase</text:p>
          </table:table-cell>
          <table:table-cell table:style-name="ce39" office:value-type="string">
            <text:p>R=5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1">
            <text:p>151</text:p>
          </table:table-cell>
          <table:table-cell table:style-name="ce31" office:value-type="float" office:value="12">
            <text:p>12</text:p>
          </table:table-cell>
          <table:table-cell table:style-name="ce33" office:value-type="string">
            <text:p>f-53</text:p>
          </table:table-cell>
          <table:table-cell table:style-name="ce37"/>
          <table:table-cell table:style-name="ce32" office:value-type="string">
            <text:p>,k.E,theme=str-1,6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frase</text:p>
          </table:table-cell>
          <table:table-cell table:style-name="ce39" office:value-type="string">
            <text:p>R=9</text:p>
          </table:table-cell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8">
            <text:p>158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54</text:p>
          </table:table-cell>
          <table:table-cell table:style-name="ce32" office:value-type="string">
            <text:p>v-1</text:p>
          </table:table-cell>
          <table:table-cell table:style-name="ce32"/>
          <table:table-cell table:style-name="ce39" office:value-type="string">
            <text:p>2019-09-17_18-17-05_000.jpg</text:p>
          </table:table-cell>
          <table:table-cell table:style-name="ce39"/>
          <table:table-cell table:style-name="ce39" office:value-type="string">
            <text:p>R=5 </text:p>
          </table:table-cell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7">
            <text:p>157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54</text:p>
          </table:table-cell>
          <table:table-cell table:style-name="ce37"/>
          <table:table-cell table:style-name="ce32" office:value-type="string">
            <text:p>,ins=g+h,b.o.=f-45</text:p>
          </table:table-cell>
          <table:table-cell table:style-name="ce39" office:value-type="string">
            <text:p>2019-09-17_18-17-05_000.jpg</text:p>
          </table:table-cell>
          <table:table-cell table:style-name="ce39" office:value-type="string">
            <text:p>frase</text:p>
          </table:table-cell>
          <table:table-cell table:style-name="ce39" office:value-type="string">
            <text:p>R=4 </text:p>
          </table:table-cell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9">
            <text:p>169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55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,cp=c.p.-3,k.F</text:p>
          </table:table-cell>
          <table:table-cell table:style-name="ce39" office:value-type="string">
            <text:p>2019-09-20_16-15-59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0">
            <text:p>170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55</text:p>
          </table:table-cell>
          <table:table-cell table:style-name="ce37" office:value-type="string">
            <text:p>v-1</text:p>
          </table:table-cell>
          <table:table-cell table:style-name="ce32" office:value-type="string">
            <text:p>v-1</text:p>
          </table:table-cell>
          <table:table-cell table:style-name="ce39" office:value-type="string">
            <text:p>2019-09-20_16-15-59_000.jpg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2">
            <text:p>172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56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,k.F#,cp=4-5-1,i.f.=ch-18</text:p>
          </table:table-cell>
          <table:table-cell table:style-name="ce39" office:value-type="string">
            <text:p>2019-09-20_16-15-59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3">
            <text:p>173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f-56</text:p>
          </table:table-cell>
          <table:table-cell table:style-name="ce37" office:value-type="string">
            <text:p>v-1</text:p>
          </table:table-cell>
          <table:table-cell table:style-name="ce32" office:value-type="string">
            <text:p>v-1</text:p>
          </table:table-cell>
          <table:table-cell table:style-name="ce39" office:value-type="string">
            <text:p>2019-09-20_16-15-59_000.jpg</text:p>
          </table:table-cell>
          <table:table-cell table:style-name="ce31" office:value-type="string">
            <text:p>R=4 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4">
            <text:p>184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f-57</text:p>
          </table:table-cell>
          <table:table-cell table:style-name="ce37"/>
          <table:table-cell table:style-name="ce37" office:value-type="string">
            <text:p>,type=beat-rock</text:p>
          </table:table-cell>
          <table:table-cell table:style-name="ce32" office:value-type="string">
            <text:p>2019-09-23_18-15-43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6">
            <text:p>6</text:p>
          </table:table-cell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9">
            <text:p>189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58</text:p>
          </table:table-cell>
          <table:table-cell table:style-name="ce37"/>
          <table:table-cell table:style-name="ce37" office:value-type="string">
            <text:p>,ins=g+h,cp=c.p.-13(I-Ⅳ-Ⅱm7-Ⅴ7),memo=melodies </text:p>
          </table:table-cell>
          <table:table-cell table:style-name="ce32" office:value-type="string">
            <text:p>2019-09-24_16-31-37_000.jpg</text:p>
          </table:table-cell>
          <table:table-cell table:style-name="ce31"/>
          <table:table-cell table:style-name="ce32" office:value-type="float" office:value="1">
            <text:p>1</text:p>
          </table:table-cell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0">
            <text:p>200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-58</text:p>
          </table:table-cell>
          <table:table-cell table:style-name="ce37"/>
          <table:table-cell table:style-name="ce32" office:value-type="string">
            <text:p>,inst=h</text:p>
          </table:table-cell>
          <table:table-cell table:style-name="ce39" office:value-type="string">
            <text:p>2019-09-25_18-06-25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6">
            <text:p>6</text:p>
          </table:table-cell>
          <table:table-cell table:style-name="ce42" office:value-type="date" office:date-value="2019-09-26T08:48:56.18">
            <text:p>2019/9/26 8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8">
            <text:p>218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59</text:p>
          </table:table-cell>
          <table:table-cell table:style-name="ce37" office:value-type="string">
            <text:p>play</text:p>
          </table:table-cell>
          <table:table-cell table:style-name="ce32"/>
          <table:table-cell table:style-name="ce39" office:value-type="string">
            <text:p>2019-10-01_18-32-14_000.jpg</text:p>
          </table:table-cell>
          <table:table-cell table:style-name="ce31"/>
          <table:table-cell table:style-name="ce32" office:value-type="string">
            <text:p>1v</text:p>
          </table:table-cell>
          <table:table-cell table:style-name="ce42" office:value-type="date" office:date-value="2019-10-02T09:29:45.05">
            <text:p>2019/10/2 9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2">
            <text:p>212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59</text:p>
          </table:table-cell>
          <table:table-cell table:style-name="ce37" office:value-type="string">
            <text:p>var</text:p>
          </table:table-cell>
          <table:table-cell table:style-name="ce32"/>
          <table:table-cell table:style-name="ce39" office:value-type="string">
            <text:p>2019-09-29_17-52-28_000.jpg</text:p>
          </table:table-cell>
          <table:table-cell table:style-name="ce31"/>
          <table:table-cell table:style-name="ce32" office:value-type="string">
            <text:p>2v</text:p>
          </table:table-cell>
          <table:table-cell table:style-name="ce42" office:value-type="date" office:date-value="2019-10-01T09:02:41.17">
            <text:p>2019/10/1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5">
            <text:p>215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f-59</text:p>
          </table:table-cell>
          <table:table-cell table:style-name="ce37" office:value-type="string">
            <text:p>var</text:p>
          </table:table-cell>
          <table:table-cell table:style-name="ce32" office:value-type="string">
            <text:p>,var,theme=new-position,memo+</text:p>
          </table:table-cell>
          <table:table-cell table:style-name="ce39" office:value-type="string">
            <text:p>2019-09-30_18-28-44_000.jpg</text:p>
          </table:table-cell>
          <table:table-cell table:style-name="ce31"/>
          <table:table-cell table:style-name="ce32" office:value-type="string">
            <text:p>2v</text:p>
          </table:table-cell>
          <table:table-cell table:style-name="ce42" office:value-type="date" office:date-value="2019-10-01T10:53:21.01">
            <text:p>2019/10/1 10:5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21">
            <text:p>221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59</text:p>
          </table:table-cell>
          <table:table-cell table:style-name="ce37" office:value-type="string">
            <text:p>var</text:p>
          </table:table-cell>
          <table:table-cell table:style-name="ce32" office:value-type="string">
            <text:p>,var,cap.2</text:p>
          </table:table-cell>
          <table:table-cell table:style-name="ce39" office:value-type="string">
            <text:p>2019-10-01_18-32-14_000.jpg</text:p>
          </table:table-cell>
          <table:table-cell table:style-name="ce31"/>
          <table:table-cell table:style-name="ce32" office:value-type="string">
            <text:p>2v</text:p>
          </table:table-cell>
          <table:table-cell table:style-name="ce42" office:value-type="date" office:date-value="2019-10-02T09:29:45.05">
            <text:p>2019/10/2 9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22">
            <text:p>222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59</text:p>
          </table:table-cell>
          <table:table-cell table:style-name="ce37" office:value-type="string">
            <text:p>var</text:p>
          </table:table-cell>
          <table:table-cell table:style-name="ce39" office:value-type="string">
            <text:p>rev,var</text:p>
          </table:table-cell>
          <table:table-cell table:style-name="ce39" office:value-type="string">
            <text:p>2019-10-02_18-42-20_000.jpg</text:p>
          </table:table-cell>
          <table:table-cell table:style-name="ce31"/>
          <table:table-cell table:style-name="ce32" office:value-type="string">
            <text:p>1v</text:p>
          </table:table-cell>
          <table:table-cell table:style-name="ce42" office:value-type="date" office:date-value="2019-10-05T09:56:43.88">
            <text:p>2019/10/5 9:5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9">
            <text:p>209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f-59</text:p>
          </table:table-cell>
          <table:table-cell table:style-name="ce37"/>
          <table:table-cell table:style-name="ce39" office:value-type="string">
            <text:p>,capo.5,cp=Ⅳ-Ⅲ-1</text:p>
          </table:table-cell>
          <table:table-cell table:style-name="ce39" office:value-type="string">
            <text:p>2019-09-27_17-49-06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5v</text:p>
          </table:table-cell>
          <table:table-cell table:style-name="ce42" office:value-type="date" office:date-value="2019-09-29T09:33:53.61">
            <text:p>2019/9/29 9:3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-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1_18-40-38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12T08:46:42">
            <text:p>2019/8/12 8:4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19">
            <text:p>119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6</text:p>
          </table:table-cell>
          <table:table-cell table:style-name="ce36" office:value-type="string">
            <text:p>rev 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0">
            <text:p>210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f-60</text:p>
          </table:table-cell>
          <table:table-cell table:style-name="ce37"/>
          <table:table-cell table:style-name="ce37" office:value-type="string">
            <text:p>,k.C,cp=I△-Ⅱ6</text:p>
          </table:table-cell>
          <table:table-cell table:style-name="ce39" office:value-type="string">
            <text:p>2019-09-28_18-34-50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1v</text:p>
          </table:table-cell>
          <table:table-cell table:style-name="ce42" office:value-type="date" office:date-value="2019-09-29T09:36:21.85">
            <text:p>2019/9/29 9:3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3">
            <text:p>213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f-60</text:p>
          </table:table-cell>
          <table:table-cell table:style-name="ce37"/>
          <table:table-cell table:style-name="ce32" office:value-type="string">
            <text:p>,ins=h+g,th=basic,memo+</text:p>
          </table:table-cell>
          <table:table-cell table:style-name="ce39" office:value-type="string">
            <text:p>2019-09-29_17-52-28_000.jpg</text:p>
          </table:table-cell>
          <table:table-cell table:style-name="ce31"/>
          <table:table-cell table:style-name="ce32" office:value-type="string">
            <text:p>3v</text:p>
          </table:table-cell>
          <table:table-cell table:style-name="ce42" office:value-type="date" office:date-value="2019-10-01T09:02:41.17">
            <text:p>2019/10/1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f-7</text:p>
          </table:table-cell>
          <table:table-cell table:style-name="ce37" office:value-type="float" office:value="1">
            <text:p>1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3_18-05-34_000.jpg</text:p>
          </table:table-cell>
          <table:table-cell table:style-name="ce31" office:value-type="string">
            <text:p>frase,var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14T09:48:50.37">
            <text:p>2019/8/14 9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f-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3_18-05-34_000.jpg</text:p>
          </table:table-cell>
          <table:table-cell table:style-name="ce31" office:value-type="string">
            <text:p>frase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14T09:48:50.37">
            <text:p>2019/8/14 9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6">
            <text:p>6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f-9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.f.=sec.3,R=3,R=4</text:p>
          </table:table-cell>
          <table:table-cell table:style-name="ce39" office:value-type="string">
            <text:p>2019-08-14_18-27-58_000.jpg</text:p>
          </table:table-cell>
          <table:table-cell table:style-name="ce31" office:value-type="string">
            <text:p>frase</text:p>
          </table:table-cell>
          <table:table-cell table:style-name="ce32" office:value-type="string">
            <text:p>3,4</text:p>
          </table:table-cell>
          <table:table-cell table:style-name="ce42" office:value-type="date" office:date-value="2019-08-15T08:44:52.77">
            <text:p>2019/8/15 8:4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1">
            <text:p>61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fp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efer=ch-13,k.C#m,pitch=L5-1-3 </text:p>
          </table:table-cell>
          <table:table-cell table:style-name="ce39" office:value-type="string">
            <text:p>2019-08-21_14-04-33_000.jpg</text:p>
          </table:table-cell>
          <table:table-cell table:style-name="ce31" office:value-type="string">
            <text:p>finger positions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4">
            <text:p>4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hm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9_18-41-01_000.jpg</text:p>
          </table:table-cell>
          <table:table-cell table:style-name="ce30" office:value-type="string">
            <text:p>harmony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0T10:13:56">
            <text:p>2019/8/10 10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7">
            <text:p>7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hm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note=B-D-A:1-3-7</text:p>
          </table:table-cell>
          <table:table-cell table:style-name="ce39" office:value-type="string">
            <text:p>2019-08-13_18-05-34_000.jpg</text:p>
          </table:table-cell>
          <table:table-cell table:style-name="ce31" office:value-type="string">
            <text:p>harmony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14T09:42:05.01">
            <text:p>2019/8/14 9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3">
            <text:p>153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hm-3</text:p>
          </table:table-cell>
          <table:table-cell table:style-name="ce37" office:value-type="string">
            <text:p>v-1</text:p>
          </table:table-cell>
          <table:table-cell table:style-name="ce32" office:value-type="string">
            <text:p>v-1,k.C,memo+,b.o.=hm-3 </text:p>
          </table:table-cell>
          <table:table-cell table:style-name="ce39" office:value-type="string">
            <text:p>2019-09-17_18-17-05_000.jpg</text:p>
          </table:table-cell>
          <table:table-cell table:style-name="ce39" table:number-columns-repeated="2"/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2">
            <text:p>152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hm-3</text:p>
          </table:table-cell>
          <table:table-cell table:style-name="ce37"/>
          <table:table-cell table:style-name="ce32" office:value-type="string">
            <text:p>,note=D4-F#-G-D5,k.D</text:p>
          </table:table-cell>
          <table:table-cell table:style-name="ce39" office:value-type="string">
            <text:p>2019-09-17_18-17-05_000.jpg</text:p>
          </table:table-cell>
          <table:table-cell table:style-name="ce39" office:value-type="string">
            <text:p>harmony</text:p>
          </table:table-cell>
          <table:table-cell table:style-name="ce39" office:value-type="string">
            <text:p>R=1 </text:p>
          </table:table-cell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0" office:value-type="float" office:value="8">
            <text:p>8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hn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capo.4,k.G#,str-1:2:3</text:p>
          </table:table-cell>
          <table:table-cell table:style-name="ce39" office:value-type="string">
            <text:p>2019-08-13_18-05-34_000.jpg</text:p>
          </table:table-cell>
          <table:table-cell table:style-name="ce31" office:value-type="string">
            <text:p>harmonics</text:p>
          </table:table-cell>
          <table:table-cell table:style-name="ce32" office:value-type="float" office:value="5">
            <text:p>5</text:p>
          </table:table-cell>
          <table:table-cell table:style-name="ce42" office:value-type="date" office:date-value="2019-08-14T09:48:50.37">
            <text:p>2019/8/14 9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23">
            <text:p>223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m-2</text:p>
          </table:table-cell>
          <table:table-cell table:style-name="ce37"/>
          <table:table-cell table:style-name="ce39" office:value-type="string">
            <text:p>,theme=コード進行、EmからFへ</text:p>
          </table:table-cell>
          <table:table-cell table:style-name="ce39" office:value-type="string">
            <text:p>2019-10-02_18-42-20_000.jpg</text:p>
          </table:table-cell>
          <table:table-cell table:style-name="ce31" office:value-type="string">
            <text:p>memo</text:p>
          </table:table-cell>
          <table:table-cell table:style-name="ce32" office:value-type="string">
            <text:p>2v</text:p>
          </table:table-cell>
          <table:table-cell table:style-name="ce42" office:value-type="date" office:date-value="2019-10-05T09:56:43.88">
            <text:p>2019/10/5 9:5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7">
          <table:table-cell table:style-name="ce31" office:value-type="float" office:value="23">
            <text:p>23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ps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9_18-41-01_000.jpg</text:p>
          </table:table-cell>
          <table:table-cell table:style-name="ce30" office:value-type="string">
            <text:p>positioning</text:p>
          </table:table-cell>
          <table:table-cell table:style-name="ce41" office:value-type="float" office:value="2">
            <text:p>2</text:p>
          </table:table-cell>
          <table:table-cell table:style-name="ce42" office:value-type="date" office:date-value="2019-08-10T10:09:40">
            <text:p>2019/8/10 10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7">
          <table:table-cell table:style-name="ce31" office:value-type="float" office:value="24">
            <text:p>24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ps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9_18-41-01_000.jpg</text:p>
          </table:table-cell>
          <table:table-cell table:style-name="ce30" office:value-type="string">
            <text:p>positioning</text:p>
          </table:table-cell>
          <table:table-cell table:style-name="ce41" office:value-type="float" office:value="3">
            <text:p>3</text:p>
          </table:table-cell>
          <table:table-cell table:style-name="ce42" office:value-type="date" office:date-value="2019-08-10T10:09:40">
            <text:p>2019/8/10 10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83">
            <text:p>83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res-1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3,コードと、一音 </text:p>
          </table:table-cell>
          <table:table-cell table:style-name="ce39" office:value-type="string">
            <text:p>2019-09-01_18-41-10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02T10:47:22.06">
            <text:p>2019/9/2 10:4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5">
            <text:p>105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res-1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つなぎの音,based-on=sec-8(c.p.-8),score=harmonica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research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6">
            <text:p>26</text:p>
          </table:table-cell>
          <table:table-cell table:style-name="ce32" office:value-type="float" office:value="1">
            <text:p>1</text:p>
          </table:table-cell>
          <table:table-cell table:style-name="ce33" office:value-type="string">
            <text:p>rs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1_18-40-38_000.jpg</text:p>
          </table:table-cell>
          <table:table-cell table:style-name="ce31" office:value-type="string">
            <text:p>research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2T08:57:38.01">
            <text:p>2019/8/12 8:5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4">
            <text:p>44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rs-10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opic=rythm,R=2 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7">
            <text:p>47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rs-1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opic=harmony;coda,pitch=1-5-8:1-3-8,k.E,R=4 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5">
            <text:p>35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rs-12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topic=harmony,prev.fur-1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research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7">
            <text:p>37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rs-13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topic=position探し,k.E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research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9">
            <text:p>69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rs-14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k.E </text:p>
          </table:table-cell>
          <table:table-cell table:style-name="ce39" office:value-type="string">
            <text:p>2019-08-27_17-27-59_000.jpg</text:p>
          </table:table-cell>
          <table:table-cell table:style-name="ce31" office:value-type="string">
            <text:p>research,var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8T08:56:22.730001">
            <text:p>2019/8/28 8:5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5">
            <text:p>65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rs-1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heme=finger-positions,k.E </text:p>
          </table:table-cell>
          <table:table-cell table:style-name="ce39" office:value-type="string">
            <text:p>2019-08-23_18-35-22_000.jpg</text:p>
          </table:table-cell>
          <table:table-cell table:style-name="ce31" office:value-type="string">
            <text:p>research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0">
            <text:p>70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rs-15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k.E</text:p>
          </table:table-cell>
          <table:table-cell table:style-name="ce39" office:value-type="string">
            <text:p>2019-08-27_17-27-59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28T08:56:22.730001">
            <text:p>2019/8/28 8:5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0">
            <text:p>120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rs-18</text:p>
          </table:table-cell>
          <table:table-cell table:style-name="ce37" office:value-type="string">
            <text:p>(1)</text:p>
          </table:table-cell>
          <table:table-cell table:style-name="ce32" office:value-type="string">
            <text:p>based-on=f-6,R=1,(1) 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1">
            <text:p>121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rs-18</text:p>
          </table:table-cell>
          <table:table-cell table:style-name="ce37" office:value-type="string">
            <text:p>(2)</text:p>
          </table:table-cell>
          <table:table-cell table:style-name="ce33" office:value-type="string">
            <text:p>k.F,(2) 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5">
            <text:p>125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rs-19</text:p>
          </table:table-cell>
          <table:table-cell table:style-name="ce37"/>
          <table:table-cell table:style-name="ce32" office:value-type="string">
            <text:p>ref=f-5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7">
            <text:p>27</text:p>
          </table:table-cell>
          <table:table-cell table:style-name="ce32" office:value-type="float" office:value="5">
            <text:p>5</text:p>
          </table:table-cell>
          <table:table-cell table:style-name="ce33" office:value-type="string">
            <text:p>rs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11_18-40-38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12T09:00:07">
            <text:p>2019/8/12 9:0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9">
            <text:p>129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rs-2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11_18-08-25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13T13:12:16.31">
            <text:p>2019/9/13 13:1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0">
            <text:p>130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rs-2</text:p>
          </table:table-cell>
          <table:table-cell table:style-name="ce37" office:value-type="string">
            <text:p>v-2</text:p>
          </table:table-cell>
          <table:table-cell table:style-name="ce32" office:value-type="string">
            <text:p>R=2</text:p>
          </table:table-cell>
          <table:table-cell table:style-name="ce39" office:value-type="string">
            <text:p>2019-09-11_18-08-25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13T13:12:16.31">
            <text:p>2019/9/13 13:1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59">
            <text:p>159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rs-2</text:p>
          </table:table-cell>
          <table:table-cell table:style-name="ce32" office:value-type="string">
            <text:p>v-2</text:p>
          </table:table-cell>
          <table:table-cell table:style-name="ce32"/>
          <table:table-cell table:style-name="ce39" office:value-type="string">
            <text:p>2019-09-17_18-17-05_000.jpg</text:p>
          </table:table-cell>
          <table:table-cell table:style-name="ce39"/>
          <table:table-cell table:style-name="ce39" office:value-type="string">
            <text:p>rev,file=0911-2,k.E,memo+</text:p>
          </table:table-cell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6">
            <text:p>166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rs-20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,theme=chord,use-chord=C,E </text:p>
          </table:table-cell>
          <table:table-cell table:style-name="ce39" office:value-type="string">
            <text:p>2019-09-20_16-15-59_000.jpg</text:p>
          </table:table-cell>
          <table:table-cell table:style-name="ce31" office:value-type="string">
            <text:p>research</text:p>
          </table:table-cell>
          <table:table-cell table:style-name="ce32"/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7">
            <text:p>167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rs-21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,theme=chord,use-chord=E/5,A△,E6 </text:p>
          </table:table-cell>
          <table:table-cell table:style-name="ce39" office:value-type="string">
            <text:p>2019-09-20_16-15-59_000.jpg</text:p>
          </table:table-cell>
          <table:table-cell table:style-name="ce31" office:value-type="string">
            <text:p>research</text:p>
          </table:table-cell>
          <table:table-cell table:style-name="ce32"/>
          <table:table-cell table:style-name="ce42" office:value-type="date" office:date-value="2019-09-23T12:45:50.45">
            <text:p>2019/9/23 12:4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7">
            <text:p>217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rs-22</text:p>
          </table:table-cell>
          <table:table-cell table:style-name="ce37" office:value-type="string">
            <text:p>rev</text:p>
          </table:table-cell>
          <table:table-cell table:style-name="ce39" office:value-type="string">
            <text:p>rev,file=0930-1 </text:p>
          </table:table-cell>
          <table:table-cell table:style-name="ce39" office:value-type="string">
            <text:p>2019-10-01_18-32-14_000.jpg</text:p>
          </table:table-cell>
          <table:table-cell table:style-name="ce31"/>
          <table:table-cell table:style-name="ce32"/>
          <table:table-cell table:style-name="ce42" office:value-type="date" office:date-value="2019-10-02T09:29:45.05">
            <text:p>2019/10/2 9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1">
            <text:p>21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rs-22</text:p>
          </table:table-cell>
          <table:table-cell table:style-name="ce37"/>
          <table:table-cell table:style-name="ce32" office:value-type="string">
            <text:p>,memo+,cp=8-5-6,k.G</text:p>
          </table:table-cell>
          <table:table-cell table:style-name="ce39" office:value-type="string">
            <text:p>2019-09-29_17-52-28_000.jpg</text:p>
          </table:table-cell>
          <table:table-cell table:style-name="ce31"/>
          <table:table-cell table:style-name="ce32" office:value-type="string">
            <text:p>1v</text:p>
          </table:table-cell>
          <table:table-cell table:style-name="ce42" office:value-type="date" office:date-value="2019-10-01T09:02:41.17">
            <text:p>2019/10/1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20">
            <text:p>220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rs-23</text:p>
          </table:table-cell>
          <table:table-cell table:style-name="ce37" office:value-type="string">
            <text:p>rev</text:p>
          </table:table-cell>
          <table:table-cell table:style-name="ce32"/>
          <table:table-cell table:style-name="ce39" office:value-type="string">
            <text:p>2019-10-01_18-32-14_000.jpg</text:p>
          </table:table-cell>
          <table:table-cell table:style-name="ce31"/>
          <table:table-cell table:style-name="ce32"/>
          <table:table-cell table:style-name="ce42" office:value-type="date" office:date-value="2019-10-02T09:29:45.05">
            <text:p>2019/10/2 9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6">
            <text:p>216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rs-23</text:p>
          </table:table-cell>
          <table:table-cell table:style-name="ce37"/>
          <table:table-cell table:style-name="ce39" office:value-type="string">
            <text:p>,cp=I7-Ⅱ6,memo+,k.D</text:p>
          </table:table-cell>
          <table:table-cell table:style-name="ce39" office:value-type="string">
            <text:p>2019-09-30_18-28-44_000.jpg</text:p>
          </table:table-cell>
          <table:table-cell table:style-name="ce31"/>
          <table:table-cell table:style-name="ce32" office:value-type="string">
            <text:p>3v</text:p>
          </table:table-cell>
          <table:table-cell table:style-name="ce42" office:value-type="date" office:date-value="2019-10-01T10:53:21.01">
            <text:p>2019/10/1 10:5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8">
            <text:p>28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rs-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となりあった弦</text:p>
          </table:table-cell>
          <table:table-cell table:style-name="ce39" office:value-type="string">
            <text:p>2019-08-13_18-05-34_000.jpg</text:p>
          </table:table-cell>
          <table:table-cell table:style-name="ce31" office:value-type="string">
            <text:p>research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4T09:42:05.01">
            <text:p>2019/8/14 9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9">
            <text:p>29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rs-4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ock-like</text:p>
          </table:table-cell>
          <table:table-cell table:style-name="ce39" office:value-type="string">
            <text:p>2019-08-13_18-05-34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14T09:48:50.37">
            <text:p>2019/8/14 9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0">
            <text:p>30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rs-5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open-code,str-6:5:4:3,R=1,k.D9▽</text:p>
          </table:table-cell>
          <table:table-cell table:style-name="ce39" office:value-type="string">
            <text:p>2019-08-14_18-27-58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15T08:38:41.01">
            <text:p>2019/8/15 8:3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5">
            <text:p>25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rs-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harmonics,harmnics-flets </text:p>
          </table:table-cell>
          <table:table-cell table:style-name="ce39" office:value-type="string">
            <text:p>2019-08-15_18-11-32_000.jpg</text:p>
          </table:table-cell>
          <table:table-cell table:style-name="ce31" office:value-type="string">
            <text:p>research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6T08:59:13.35">
            <text:p>2019/8/16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6">
            <text:p>36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rs-7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R=2,ch-5のあと、どの音に下がるか？ </text:p>
          </table:table-cell>
          <table:table-cell table:style-name="ce39" office:value-type="string">
            <text:p>2019-08-16_18-16-28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8-17T11:51:28.08">
            <text:p>2019/8/17 11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0">
            <text:p>40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rs-8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.f.=sec.3,c.p.=V-IV-I,k.F,R=6</text:p>
          </table:table-cell>
          <table:table-cell table:style-name="ce39" office:value-type="string">
            <text:p>2019-08-16_18-16-28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6">
            <text:p>6</text:p>
          </table:table-cell>
          <table:table-cell table:style-name="ce42" office:value-type="date" office:date-value="2019-08-17T11:51:28.08">
            <text:p>2019/8/17 11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41">
            <text:p>4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rs-9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str=3-4:2-0:,k.E,R=1 </text:p>
          </table:table-cell>
          <table:table-cell table:style-name="ce39" office:value-type="string">
            <text:p>2019-08-17_18-15-48_000.jpg</text:p>
          </table:table-cell>
          <table:table-cell table:style-name="ce31" office:value-type="string">
            <text:p>research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8-18T08:17:27.440001">
            <text:p>2019/8/18 8:1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7">
            <text:p>207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play</text:p>
          </table:table-cell>
          <table:table-cell table:style-name="ce32" office:value-type="string">
            <text:p>play,var,file=0925-5,memo+</text:p>
          </table:table-cell>
          <table:table-cell table:style-name="ce39" office:value-type="string">
            <text:p>2019-09-27_17-49-06_000.jpg</text:p>
          </table:table-cell>
          <table:table-cell table:style-name="ce31"/>
          <table:table-cell table:style-name="ce32" office:value-type="string">
            <text:p>3v</text:p>
          </table:table-cell>
          <table:table-cell table:style-name="ce42" office:value-type="date" office:date-value="2019-09-29T09:33:53.61">
            <text:p>2019/9/29 9:3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8">
            <text:p>208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play</text:p>
          </table:table-cell>
          <table:table-cell table:style-name="ce32" office:value-type="string">
            <text:p>play,var,file=0925-5,msr=4</text:p>
          </table:table-cell>
          <table:table-cell table:style-name="ce39" office:value-type="string">
            <text:p>2019-09-27_17-49-06_000.jpg</text:p>
          </table:table-cell>
          <table:table-cell table:style-name="ce31"/>
          <table:table-cell table:style-name="ce32" office:value-type="string">
            <text:p>4v</text:p>
          </table:table-cell>
          <table:table-cell table:style-name="ce42" office:value-type="date" office:date-value="2019-09-29T09:33:53.61">
            <text:p>2019/9/29 9:3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9">
            <text:p>199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rec</text:p>
          </table:table-cell>
          <table:table-cell table:style-name="ce32" office:value-type="string">
            <text:p>rec,melody=pattern-1</text:p>
          </table:table-cell>
          <table:table-cell table:style-name="ce39" office:value-type="string">
            <text:p>2019-09-25_18-06-25_000.jpg</text:p>
          </table:table-cell>
          <table:table-cell table:style-name="ce31"/>
          <table:table-cell table:style-name="ce32" office:value-type="float" office:value="5">
            <text:p>5</text:p>
          </table:table-cell>
          <table:table-cell table:style-name="ce42" office:value-type="date" office:date-value="2019-09-26T08:48:56.18">
            <text:p>2019/9/26 8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1">
            <text:p>201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rec</text:p>
          </table:table-cell>
          <table:table-cell table:style-name="ce32" office:value-type="string">
            <text:p>rec,mel=pattern-2</text:p>
          </table:table-cell>
          <table:table-cell table:style-name="ce39" office:value-type="string">
            <text:p>2019-09-25_18-06-25_000.jpg</text:p>
          </table:table-cell>
          <table:table-cell table:style-name="ce31"/>
          <table:table-cell table:style-name="ce32" office:value-type="float" office:value="7">
            <text:p>7</text:p>
          </table:table-cell>
          <table:table-cell table:style-name="ce42" office:value-type="date" office:date-value="2019-09-26T08:48:56.18">
            <text:p>2019/9/26 8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0">
            <text:p>190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v-</text:p>
          </table:table-cell>
          <table:table-cell table:style-name="ce37"/>
          <table:table-cell table:style-name="ce32" office:value-type="string">
            <text:p>2019-09-24_16-31-37_000.jpg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1">
            <text:p>191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v-</text:p>
          </table:table-cell>
          <table:table-cell table:style-name="ce37" office:value-type="string">
            <text:p>v-(target=msr.4)</text:p>
          </table:table-cell>
          <table:table-cell table:style-name="ce32" office:value-type="string">
            <text:p>2019-09-24_16-31-37_000.jpg</text:p>
          </table:table-cell>
          <table:table-cell table:style-name="ce31"/>
          <table:table-cell table:style-name="ce32" office:value-type="float" office:value="3">
            <text:p>3</text:p>
          </table:table-cell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2">
            <text:p>192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s-1</text:p>
          </table:table-cell>
          <table:table-cell table:number-columns-repeated="2" table:style-name="ce37" office:value-type="string">
            <text:p>v-</text:p>
          </table:table-cell>
          <table:table-cell table:style-name="ce32" office:value-type="string">
            <text:p>2019-09-24_16-31-37_000.jpg</text:p>
          </table:table-cell>
          <table:table-cell table:style-name="ce31"/>
          <table:table-cell table:style-name="ce32" office:value-type="float" office:value="4">
            <text:p>4</text:p>
          </table:table-cell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3">
            <text:p>193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v-</text:p>
          </table:table-cell>
          <table:table-cell table:style-name="ce37" office:value-type="string">
            <text:p>,memo=melodies,ref=0923-5</text:p>
          </table:table-cell>
          <table:table-cell table:style-name="ce32" office:value-type="string">
            <text:p>2019-09-24_16-31-37_000.jpg</text:p>
          </table:table-cell>
          <table:table-cell table:style-name="ce31"/>
          <table:table-cell table:style-name="ce32" office:value-type="string">
            <text:p>5,6</text:p>
          </table:table-cell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4">
            <text:p>194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s-1</text:p>
          </table:table-cell>
          <table:table-cell table:style-name="ce37" office:value-type="string">
            <text:p>v-</text:p>
          </table:table-cell>
          <table:table-cell table:style-name="ce37"/>
          <table:table-cell table:style-name="ce32" office:value-type="string">
            <text:p>2019-09-24_16-31-37_000.jpg</text:p>
          </table:table-cell>
          <table:table-cell table:style-name="ce31"/>
          <table:table-cell table:style-name="ce32" office:value-type="float" office:value="7">
            <text:p>7</text:p>
          </table:table-cell>
          <table:table-cell table:style-name="ce42" office:value-type="date" office:date-value="2019-09-25T09:09:06.99">
            <text:p>2019/9/25 9:0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1">
            <text:p>181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s-1</text:p>
          </table:table-cell>
          <table:table-cell table:style-name="ce32" office:value-type="string">
            <text:p>v-1</text:p>
          </table:table-cell>
          <table:table-cell table:style-name="ce39" office:value-type="string">
            <text:p>rev,(f-45),file=0918-3</text:p>
          </table:table-cell>
          <table:table-cell table:style-name="ce39" office:value-type="string">
            <text:p>2019-09-23_18-15-21_000.jpg</text:p>
          </table:table-cell>
          <table:table-cell table:style-name="ce31"/>
          <table:table-cell table:style-name="ce32" office:value-type="float" office:value="2">
            <text:p>2</text:p>
          </table:table-cell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2">
            <text:p>182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s-1</text:p>
          </table:table-cell>
          <table:table-cell table:style-name="ce32" office:value-type="string">
            <text:p>v-2</text:p>
          </table:table-cell>
          <table:table-cell table:style-name="ce32" office:value-type="string">
            <text:p>v-2,(f-45),inst=g+h,R=4;msr.4,R=5,msr.4</text:p>
          </table:table-cell>
          <table:table-cell table:style-name="ce39" office:value-type="string">
            <text:p>2019-09-23_18-15-21_000.jpg</text:p>
          </table:table-cell>
          <table:table-cell table:style-name="ce31"/>
          <table:table-cell table:style-name="ce32" office:value-type="string">
            <text:p>3,4,5,6</text:p>
          </table:table-cell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4">
            <text:p>164</text:p>
          </table:table-cell>
          <table:table-cell table:style-name="ce31" office:value-type="float" office:value="4">
            <text:p>4</text:p>
          </table:table-cell>
          <table:table-cell table:style-name="ce33" office:value-type="string">
            <text:p>s-2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rev,file=0911-2,id=s-2,rs-2</text:p>
          </table:table-cell>
          <table:table-cell table:style-name="ce39" office:value-type="string">
            <text:p>2019-09-18_17-04-17_000.jpg</text:p>
          </table:table-cell>
          <table:table-cell table:style-name="ce31" office:value-type="string">
            <text:p>song</text:p>
          </table:table-cell>
          <table:table-cell table:style-name="ce31" office:value-type="float" office:value="4">
            <text:p>4</text:p>
          </table:table-cell>
          <table:table-cell table:style-name="ce42" office:value-type="date" office:date-value="2019-09-20T09:02:21.21">
            <text:p>2019/9/20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3">
            <text:p>183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s-2</text:p>
          </table:table-cell>
          <table:table-cell table:style-name="ce37" office:value-type="string">
            <text:p>rev</text:p>
          </table:table-cell>
          <table:table-cell table:style-name="ce37" office:value-type="string">
            <text:p>rev,file=0911-2;0918-4</text:p>
          </table:table-cell>
          <table:table-cell table:style-name="ce32" office:value-type="string">
            <text:p>2019-09-23_18-15-43_000.jpg</text:p>
          </table:table-cell>
          <table:table-cell table:style-name="ce31"/>
          <table:table-cell table:style-name="ce32" office:value-type="float" office:value="7">
            <text:p>7</text:p>
          </table:table-cell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85">
            <text:p>185</text:p>
          </table:table-cell>
          <table:table-cell table:style-name="ce31" office:value-type="float" office:value="8">
            <text:p>8</text:p>
          </table:table-cell>
          <table:table-cell table:style-name="ce33" office:value-type="string">
            <text:p>s-2</text:p>
          </table:table-cell>
          <table:table-cell table:style-name="ce37" office:value-type="string">
            <text:p>v-</text:p>
          </table:table-cell>
          <table:table-cell table:style-name="ce37" office:value-type="string">
            <text:p>var-</text:p>
          </table:table-cell>
          <table:table-cell table:style-name="ce32" office:value-type="string">
            <text:p>2019-09-23_18-15-43_000.jpg</text:p>
          </table:table-cell>
          <table:table-cell table:style-name="ce31"/>
          <table:table-cell table:style-name="ce32" office:value-type="float" office:value="8">
            <text:p>8</text:p>
          </table:table-cell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5">
            <text:p>165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s-3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rev,inst=g+g,accom=0821-1,part=melody,id=s-3,f-48</text:p>
          </table:table-cell>
          <table:table-cell table:style-name="ce39" office:value-type="string">
            <text:p>2019-09-18_17-04-17_000.jpg</text:p>
          </table:table-cell>
          <table:table-cell table:style-name="ce31" office:value-type="string">
            <text:p>song</text:p>
          </table:table-cell>
          <table:table-cell table:style-name="ce31" office:value-type="float" office:value="5">
            <text:p>5</text:p>
          </table:table-cell>
          <table:table-cell table:style-name="ce42" office:value-type="date" office:date-value="2019-09-20T09:02:21.21">
            <text:p>2019/9/20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1">
            <text:p>16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-4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rev,id=s-4,f-28</text:p>
          </table:table-cell>
          <table:table-cell table:style-name="ce39" office:value-type="string">
            <text:p>2019-09-18_17-04-17_000.jpg</text:p>
          </table:table-cell>
          <table:table-cell table:style-name="ce31" office:value-type="string">
            <text:p>song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20T09:02:21.21">
            <text:p>2019/9/20 9:0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24">
            <text:p>224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s-4</text:p>
          </table:table-cell>
          <table:table-cell table:style-name="ce37" office:value-type="string">
            <text:p>var</text:p>
          </table:table-cell>
          <table:table-cell table:style-name="ce32" office:value-type="string">
            <text:p>,var,email=3,memo+</text:p>
          </table:table-cell>
          <table:table-cell table:style-name="ce39" office:value-type="string">
            <text:p>2019-10-02_18-42-20_000.jpg</text:p>
          </table:table-cell>
          <table:table-cell table:style-name="ce31"/>
          <table:table-cell table:style-name="ce32" office:value-type="string">
            <text:p>3v,4v</text:p>
          </table:table-cell>
          <table:table-cell table:style-name="ce42" office:value-type="date" office:date-value="2019-10-05T09:56:43.88">
            <text:p>2019/10/5 9:5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2">
            <text:p>122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s.p.-1</text:p>
          </table:table-cell>
          <table:table-cell table:style-name="ce37"/>
          <table:table-cell table:style-name="ce32" office:value-type="string">
            <text:p>R=2 </text:p>
          </table:table-cell>
          <table:table-cell table:style-name="ce39" office:value-type="string">
            <text:p>2019-09-10_18-25-51_000.jpg</text:p>
          </table:table-cell>
          <table:table-cell table:style-name="ce31" office:value-type="string">
            <text:p>s.p.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11T10:08:48.68">
            <text:p>2019/9/11 10:0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1">
            <text:p>31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st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7_18-28-26_000.jpg</text:p>
          </table:table-cell>
          <table:table-cell table:style-name="ce30" office:value-type="string">
            <text:p>struct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8T08:07:32">
            <text:p>2019/8/8 8:0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2">
            <text:p>32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te-1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6_18-27-05_000.jpg</text:p>
          </table:table-cell>
          <table:table-cell table:style-name="ce30" office:value-type="string">
            <text:p>techniqu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7T07:35:54">
            <text:p>2019/8/7 7:3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75">
            <text:p>75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1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te-1,k.C</text:p>
          </table:table-cell>
          <table:table-cell table:style-name="ce39" office:value-type="string">
            <text:p>2019-08-29_18-37-36_000.jpg</text:p>
          </table:table-cell>
          <table:table-cell table:style-name="ce31" office:value-type="string">
            <text:p>techniqu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30T14:57:52.71">
            <text:p>2019/8/30 14:5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1">
            <text:p>101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10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muting,mute-by=LF;f.3,R=2 </text:p>
          </table:table-cell>
          <table:table-cell table:style-name="ce39" office:value-type="string">
            <text:p>2019-09-04_18-11-26_000.jpg</text:p>
          </table:table-cell>
          <table:table-cell table:style-name="ce31" office:value-type="string">
            <text:p>techniqu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06T15:27:08.19">
            <text:p>2019/9/6 15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9">
            <text:p>109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10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,R=3 </text:p>
          </table:table-cell>
          <table:table-cell table:style-name="ce39" office:value-type="string">
            <text:p>2019-09-06_18-17-17_000.jpg</text:p>
          </table:table-cell>
          <table:table-cell table:style-name="ce31" office:value-type="string">
            <text:p>technique,rev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9-08T15:52:19.72">
            <text:p>2019/9/8 15:5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0">
            <text:p>100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10</text:p>
          </table:table-cell>
          <table:table-cell table:style-name="ce36" office:value-type="string">
            <text:p>rev </text:p>
          </table:table-cell>
          <table:table-cell table:style-name="ce32" office:value-type="string">
            <text:p>rev </text:p>
          </table:table-cell>
          <table:table-cell table:style-name="ce39" office:value-type="string">
            <text:p>2019-09-08_18-47-16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9T10:16:27.44">
            <text:p>2019/9/9 10:1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5">
            <text:p>105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10</text:p>
          </table:table-cell>
          <table:table-cell table:style-name="ce36" office:value-type="string">
            <text:p>rev </text:p>
          </table:table-cell>
          <table:table-cell table:style-name="ce32" office:value-type="string">
            <text:p>rev </text:p>
          </table:table-cell>
          <table:table-cell table:style-name="ce39" office:value-type="string">
            <text:p>2019-09-05_18-55-51_000.jpg</text:p>
          </table:table-cell>
          <table:table-cell table:style-name="ce31" office:value-type="string">
            <text:p>technique,rev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06T15:31:39.66">
            <text:p>2019/9/6 15:3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06">
            <text:p>106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11</text:p>
          </table:table-cell>
          <table:table-cell table:style-name="ce36" office:value-type="string">
            <text:p>-</text:p>
          </table:table-cell>
          <table:table-cell table:style-name="ce40" office:value-type="string">
            <text:p>tech=LH;move;position,fret=3-5,str=6-5-4,R=1 </text:p>
          </table:table-cell>
          <table:table-cell table:style-name="ce39" office:value-type="string">
            <text:p>2019-09-05_18-55-51_000.jpg</text:p>
          </table:table-cell>
          <table:table-cell table:style-name="ce31" office:value-type="string">
            <text:p>techniqu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06T15:31:39.66">
            <text:p>2019/9/6 15:3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79">
            <text:p>179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12</text:p>
          </table:table-cell>
          <table:table-cell table:style-name="ce37"/>
          <table:table-cell table:style-name="ce32" office:value-type="string">
            <text:p>,theme=harmonics+normal</text:p>
          </table:table-cell>
          <table:table-cell table:style-name="ce39" office:value-type="string">
            <text:p>2019-09-23_18-15-21_000.jpg</text:p>
          </table:table-cell>
          <table:table-cell table:style-name="ce31" office:value-type="string">
            <text:p>techniqu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24T08:13:40.33">
            <text:p>2019/9/24 8:1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95">
            <text:p>195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13</text:p>
          </table:table-cell>
          <table:table-cell table:style-name="ce37"/>
          <table:table-cell table:style-name="ce32" office:value-type="string">
            <text:p>,tech=左指で音消し</text:p>
          </table:table-cell>
          <table:table-cell table:style-name="ce39" office:value-type="string">
            <text:p>2019-09-25_18-06-25_000.jpg</text:p>
          </table:table-cell>
          <table:table-cell table:style-name="ce31" office:value-type="string">
            <text:p>techniqu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26T08:48:56.18">
            <text:p>2019/9/26 8:48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2">
            <text:p>202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13</text:p>
          </table:table-cell>
          <table:table-cell table:style-name="ce37"/>
          <table:table-cell table:style-name="ce32" office:value-type="string">
            <text:p>rev,file=0926-1 </text:p>
          </table:table-cell>
          <table:table-cell table:style-name="ce39" office:value-type="string">
            <text:p>2019-09-26_18-53-38_000.jpg</text:p>
          </table:table-cell>
          <table:table-cell table:style-name="ce31"/>
          <table:table-cell table:style-name="ce32"/>
          <table:table-cell table:style-name="ce42" office:value-type="date" office:date-value="2019-09-27T09:27:50.16">
            <text:p>2019/9/27 9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formula="of:=205" office:value-type="float" office:value="205">
            <text:p>205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13a</text:p>
          </table:table-cell>
          <table:table-cell table:style-name="ce37" office:value-type="string">
            <text:p>play</text:p>
          </table:table-cell>
          <table:table-cell table:style-name="ce32" office:value-type="string">
            <text:p>,play,memo+</text:p>
          </table:table-cell>
          <table:table-cell table:style-name="ce39" office:value-type="string">
            <text:p>2019-09-27_17-49-06_000.jpg</text:p>
          </table:table-cell>
          <table:table-cell table:style-name="ce31" office:value-type="string">
            <text:p>technique</text:p>
          </table:table-cell>
          <table:table-cell table:style-name="ce32" office:value-type="string">
            <text:p>2v</text:p>
          </table:table-cell>
          <table:table-cell table:style-name="ce42" office:value-type="date" office:date-value="2019-09-29T09:33:53.61">
            <text:p>2019/9/29 9:3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03">
            <text:p>203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13a</text:p>
          </table:table-cell>
          <table:table-cell table:style-name="ce37"/>
          <table:table-cell table:style-name="ce32" office:value-type="string">
            <text:p>,theme=音消し+multi-flets</text:p>
          </table:table-cell>
          <table:table-cell table:style-name="ce39" office:value-type="string">
            <text:p>2019-09-26_18-53-38_000.jpg</text:p>
          </table:table-cell>
          <table:table-cell table:style-name="ce31"/>
          <table:table-cell table:style-name="ce32" office:value-type="string">
            <text:p>1v</text:p>
          </table:table-cell>
          <table:table-cell table:style-name="ce42" office:value-type="date" office:date-value="2019-09-27T09:27:50.16">
            <text:p>2019/9/27 9:2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214">
            <text:p>214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15</text:p>
          </table:table-cell>
          <table:table-cell table:style-name="ce37"/>
          <table:table-cell table:style-name="ce39" office:value-type="string">
            <text:p>,threme=音消し</text:p>
          </table:table-cell>
          <table:table-cell table:style-name="ce39" office:value-type="string">
            <text:p>2019-09-30_18-28-44_000.jpg</text:p>
          </table:table-cell>
          <table:table-cell table:style-name="ce31"/>
          <table:table-cell table:style-name="ce32" office:value-type="string">
            <text:p>1v</text:p>
          </table:table-cell>
          <table:table-cell table:style-name="ce42" office:value-type="date" office:date-value="2019-10-01T10:53:21.01">
            <text:p>2019/10/1 10:53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3">
            <text:p>33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te-2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7_18-28-26_000.jpg</text:p>
          </table:table-cell>
          <table:table-cell table:style-name="ce30" office:value-type="string">
            <text:p>techniqu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8T08:07:32">
            <text:p>2019/8/8 8:0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4">
            <text:p>34</text:p>
          </table:table-cell>
          <table:table-cell table:style-name="ce32" office:value-type="string">
            <text:p>-</text:p>
          </table:table-cell>
          <table:table-cell table:style-name="ce33" office:value-type="string">
            <text:p>te-3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8-07_18-28-26_000.jpg</text:p>
          </table:table-cell>
          <table:table-cell table:style-name="ce30" office:value-type="string">
            <text:p>techniqu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08T08:07:32">
            <text:p>2019/8/8 8:07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6">
            <text:p>36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4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左指で、音をカット,k.E,R=1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techniqu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4">
            <text:p>54</text:p>
          </table:table-cell>
          <table:table-cell table:style-name="ce31" office:value-type="float" office:value="6">
            <text:p>6</text:p>
          </table:table-cell>
          <table:table-cell table:style-name="ce33" office:value-type="string">
            <text:p>te-4</text:p>
          </table:table-cell>
          <table:table-cell table:style-name="ce37" office:value-type="string">
            <text:p>re</text:p>
          </table:table-cell>
          <table:table-cell table:style-name="ce32" office:value-type="string">
            <text:p>k.E,i.f.=ch-10,R=3 </text:p>
          </table:table-cell>
          <table:table-cell table:style-name="ce39" office:value-type="string">
            <text:p>2019-08-19_15-18-09_000.jpg</text:p>
          </table:table-cell>
          <table:table-cell table:style-name="ce31" office:value-type="string">
            <text:p>technique,rev</text:p>
          </table:table-cell>
          <table:table-cell table:style-name="ce32" office:value-type="float" office:value="3">
            <text:p>3</text:p>
          </table:table-cell>
          <table:table-cell table:style-name="ce42" office:value-type="date" office:date-value="2019-08-27T10:06:18.55">
            <text:p>2019/8/27 10:0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39">
            <text:p>39</text:p>
          </table:table-cell>
          <table:table-cell table:style-name="ce31" office:value-type="float" office:value="5">
            <text:p>5</text:p>
          </table:table-cell>
          <table:table-cell table:style-name="ce33" office:value-type="string">
            <text:p>te-5</text:p>
          </table:table-cell>
          <table:table-cell table:style-name="ce36" office:value-type="string">
            <text:p>-</text:p>
          </table:table-cell>
          <table:table-cell table:style-name="ce31" office:value-type="string">
            <text:p>k.E,topic=スライド+ポジション,R=3 </text:p>
          </table:table-cell>
          <table:table-cell table:style-name="ce39" office:value-type="string">
            <text:p>2019-08-18_18-38-04_000.jpg</text:p>
          </table:table-cell>
          <table:table-cell table:style-name="ce31" office:value-type="string">
            <text:p>techniqu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19T10:29:13.5">
            <text:p>2019/8/1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55">
            <text:p>55</text:p>
          </table:table-cell>
          <table:table-cell table:style-name="ce31" office:value-type="float" office:value="7">
            <text:p>7</text:p>
          </table:table-cell>
          <table:table-cell table:style-name="ce33" office:value-type="string">
            <text:p>te-5</text:p>
          </table:table-cell>
          <table:table-cell table:style-name="ce37" office:value-type="string">
            <text:p>re</text:p>
          </table:table-cell>
          <table:table-cell table:style-name="ce32" office:value-type="string">
            <text:p>topic=harmony;coda,pitch=1-5-8:1-3-8,k.E,R=4 </text:p>
          </table:table-cell>
          <table:table-cell table:style-name="ce39" office:value-type="string">
            <text:p>2019-08-19_15-18-09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4">
            <text:p>4</text:p>
          </table:table-cell>
          <table:table-cell table:style-name="ce42" office:value-type="date" office:date-value="2019-08-27T10:06:18.55">
            <text:p>2019/8/27 10:0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66">
            <text:p>66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6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theme=和音；1-noteのみスライド,R=1,string=3:4 </text:p>
          </table:table-cell>
          <table:table-cell table:style-name="ce39" office:value-type="string">
            <text:p>2019-08-23_18-35-22_000.jpg</text:p>
          </table:table-cell>
          <table:table-cell table:style-name="ce31" office:value-type="string">
            <text:p>technique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8-27T10:14:06.55">
            <text:p>2019/8/27 10:1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8">
            <text:p>98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8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i.f.=sec-1(ch-16),２弦を、左指でミュート,R=1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technique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99">
            <text:p>99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te-9</text:p>
          </table:table-cell>
          <table:table-cell table:style-name="ce36" office:value-type="string">
            <text:p>-</text:p>
          </table:table-cell>
          <table:table-cell table:style-name="ce32" office:value-type="string">
            <text:p>３弦を同時にスライド,R=2 </text:p>
          </table:table-cell>
          <table:table-cell table:style-name="ce39" office:value-type="string">
            <text:p>2019-09-03_18-30-52_000.jpg</text:p>
          </table:table-cell>
          <table:table-cell table:style-name="ce31" office:value-type="string">
            <text:p>technique</text:p>
          </table:table-cell>
          <table:table-cell table:style-name="ce32" office:value-type="float" office:value="2">
            <text:p>2</text:p>
          </table:table-cell>
          <table:table-cell table:style-name="ce42" office:value-type="date" office:date-value="2019-09-04T11:25:51.73">
            <text:p>2019/9/4 11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7">
            <text:p>127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9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rev </text:p>
          </table:table-cell>
          <table:table-cell table:style-name="ce39" office:value-type="string">
            <text:p>2019-09-11_18-08-25_000.jpg</text:p>
          </table:table-cell>
          <table:table-cell table:style-name="ce31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42" office:value-type="date" office:date-value="2019-09-13T13:12:16.31">
            <text:p>2019/9/13 13:1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42">
            <text:p>142</text:p>
          </table:table-cell>
          <table:table-cell table:style-name="ce31" office:value-type="float" office:value="3">
            <text:p>3</text:p>
          </table:table-cell>
          <table:table-cell table:style-name="ce33" office:value-type="string">
            <text:p>te-9</text:p>
          </table:table-cell>
          <table:table-cell table:style-name="ce32" office:value-type="string">
            <text:p>rev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16_16-13-43_000.jpg</text:p>
          </table:table-cell>
          <table:table-cell table:style-name="ce31" office:value-type="string">
            <text:p>-</text:p>
          </table:table-cell>
          <table:table-cell table:style-name="ce39"/>
          <table:table-cell table:style-name="ce42" office:value-type="date" office:date-value="2019-09-17T09:51:26.18">
            <text:p>2019/9/17 9:5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60">
            <text:p>160</text:p>
          </table:table-cell>
          <table:table-cell table:style-name="ce31" office:value-type="float" office:value="9">
            <text:p>9</text:p>
          </table:table-cell>
          <table:table-cell table:style-name="ce33" office:value-type="string">
            <text:p>te-9</text:p>
          </table:table-cell>
          <table:table-cell table:style-name="ce37" office:value-type="string">
            <text:p>rev</text:p>
          </table:table-cell>
          <table:table-cell table:style-name="ce39" office:value-type="string">
            <text:p>rev,file=0911-2,k.E,memo+</text:p>
          </table:table-cell>
          <table:table-cell table:style-name="ce39" office:value-type="string">
            <text:p>2019-09-17_18-17-05_000.jpg</text:p>
          </table:table-cell>
          <table:table-cell table:style-name="ce31"/>
          <table:table-cell table:style-name="ce32"/>
          <table:table-cell table:style-name="ce42" office:value-type="date" office:date-value="2019-09-18T08:25:51.07">
            <text:p>2019/9/18 8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1">
            <text:p>131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te-9</text:p>
          </table:table-cell>
          <table:table-cell table:style-name="ce32" office:value-type="string">
            <text:p>rev 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-</text:p>
          </table:table-cell>
          <table:table-cell table:style-name="ce32"/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28">
            <text:p>128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9a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teq=3-str-slide,span=2-flet,R=1 </text:p>
          </table:table-cell>
          <table:table-cell table:style-name="ce39" office:value-type="string">
            <text:p>2019-09-11_18-08-25_000.jpg</text:p>
          </table:table-cell>
          <table:table-cell table:style-name="ce31" office:value-type="string">
            <text:p>-</text:p>
          </table:table-cell>
          <table:table-cell table:style-name="ce32" office:value-type="float" office:value="1">
            <text:p>1</text:p>
          </table:table-cell>
          <table:table-cell table:style-name="ce42" office:value-type="date" office:date-value="2019-09-13T13:12:16.31">
            <text:p>2019/9/13 13:1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office:value-type="float" office:value="132">
            <text:p>132</text:p>
          </table:table-cell>
          <table:table-cell table:style-name="ce31" office:value-type="float" office:value="2">
            <text:p>2</text:p>
          </table:table-cell>
          <table:table-cell table:style-name="ce33" office:value-type="string">
            <text:p>te-9a</text:p>
          </table:table-cell>
          <table:table-cell table:style-name="ce37" office:value-type="string">
            <text:p>rev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2019-09-13_18-31-32_000.jpg</text:p>
          </table:table-cell>
          <table:table-cell table:style-name="ce31" office:value-type="string">
            <text:p>-</text:p>
          </table:table-cell>
          <table:table-cell table:style-name="ce32"/>
          <table:table-cell table:style-name="ce42" office:value-type="date" office:date-value="2019-09-14T09:04:07.39">
            <text:p>2019/9/14 9:04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3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3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3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3">
          <table:table-cell table:style-name="ce31" table:number-columns-repeated="2"/>
          <table:table-cell table:style-name="ce33"/>
          <table:table-cell table:style-name="ce37"/>
          <table:table-cell table:style-name="ce39" table:number-columns-repeated="2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4">
          <table:table-cell table:style-name="ce31" table:number-columns-repeated="2"/>
          <table:table-cell table:style-name="ce33"/>
          <table:table-cell table:style-name="ce37"/>
          <table:table-cell table:style-name="ce32"/>
          <table:table-cell table:style-name="ce39"/>
          <table:table-cell table:style-name="ce31"/>
          <table:table-cell table:style-name="ce32"/>
          <table:table-cell table:style-name="ce42"/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20" table:formula="of:=NOW()" office:value-type="date" office:date-value="2019-10-05T11:01:35.37">
            <text:p>2019/10/5 11:0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/>
          <table:table-cell table:style-name="ce14" office:value-type="string">
            <text:p>*</text:p>
          </table:table-cell>
          <table:table-cell table:style-name="ce24"/>
          <table:table-cell office:value-type="string">
            <text:p>*</text:p>
          </table:table-cell>
          <table:table-cell table:number-columns-repeated="1006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6" office:value-type="string">
            <text:p>f-6(--&gt; f-7),practice</text:p>
          </table:table-cell>
          <table:table-cell table:style-name="ce16" office:value-type="string">
            <text:p>R=1 </text:p>
          </table:table-cell>
          <table:table-cell table:style-name="ce16"/>
          <table:table-cell table:number-columns-repeated="1014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table:style-name="ce16" office:value-type="string">
            <text:p>f-1,var,chord=C△-&gt;pattern-1;chord=D△-&gt;pattern-1</text:p>
          </table:table-cell>
          <table:table-cell table:style-name="ce16" office:value-type="string">
            <text:p>R=2 </text:p>
          </table:table-cell>
          <table:table-cell table:style-name="ce16"/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table:style-name="ce16" office:value-type="string">
            <text:p>f-1,var,chord=C△-&gt;pattern-2;chord=D△-&gt;pattern-2</text:p>
          </table:table-cell>
          <table:table-cell table:style-name="ce16" office:value-type="string">
            <text:p>R=3 </text:p>
          </table:table-cell>
          <table:table-cell table:style-name="ce16"/>
          <table:table-cell table:number-columns-repeated="1014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style-name="ce16" office:value-type="string">
            <text:p>f-9</text:p>
          </table:table-cell>
          <table:table-cell table:style-name="ce16" office:value-type="string">
            <text:p>,random</text:p>
          </table:table-cell>
          <table:table-cell table:style-name="ce16" office:value-type="string">
            <text:p>R=4</text:p>
          </table:table-cell>
          <table:table-cell table:number-columns-repeated="1014"/>
        </table:table-row>
        <table:table-row table:style-name="ro4" table:number-rows-repeated="3">
          <table:table-cell table:number-columns-repeated="4"/>
          <table:table-cell table:style-name="ce16" table:number-columns-repeated="3"/>
          <table:table-cell table:number-columns-repeated="1014"/>
        </table:table-row>
        <table:table-row table:style-name="ro4" table:number-rows-repeated="7">
          <table:table-cell table:number-columns-repeated="1021"/>
        </table:table-row>
        <table:table-row table:style-name="ro4">
          <table:table-cell table:number-columns-repeated="4"/>
          <table:table-cell table:style-name="ce17"/>
          <table:table-cell table:style-name="ce17" office:value-type="string">
            <text:p>steps</text:p>
          </table:table-cell>
          <table:table-cell table:style-name="ce17" table:number-columns-repeated="3"/>
          <table:table-cell table:number-columns-repeated="1012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6" office:value-type="string">
            <text:p>copy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c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284]+1" office:value-type="float" office:value="2">
            <text:p>2</text:p>
          </table:table-cell>
          <table:table-cell table:style-name="ce16"/>
          <table:table-cell table:style-name="ce16" office:value-type="string">
            <text:p>sakura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formula="of:=[.D285]+1" office:value-type="float" office:value="3">
            <text:p>3</text:p>
          </table:table-cell>
          <table:table-cell table:style-name="ce16" office:value-type="string">
            <text:p>replace : </text:p>
          </table:table-cell>
          <table:table-cell table:style-name="ce16" table:number-columns-repeated="2"/>
          <table:table-cell table:style-name="ce16" office:value-type="string">
            <text:p>\|\| </text:p>
          </table:table-cell>
          <table:table-cell table:style-name="ce1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28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(s\.\d+):</text:p>
          </table:table-cell>
          <table:table-cell table:style-name="ce1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formula="of:=[.D28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\.N,</text:p>
          </table:table-cell>
          <table:table-cell table:style-name="ce1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 table:formula="of:=[.D28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s\.(\d+?)</text:p>
          </table:table-cell>
          <table:table-cell table:style-name="ce1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3"/>
          <table:table-cell table:style-name="ce16" office:value-type="string">
            <text:p>^(\d+?\t.+-\d+),</text:p>
          </table:table-cell>
          <table:table-cell table:style-name="ce1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3"/>
          <table:table-cell table:style-name="ce16" office:value-type="string">
            <text:p>(\d);var</text:p>
          </table:table-cell>
          <table:table-cell table:style-name="ce1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11" table:formula="of:=[.D289]+1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C – a &gt; C – c</text:p>
          </table:table-cell>
          <table:table-cell table:style-name="ce1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1" table:formula="of:=[.D292]+1" office:value-type="float" office:value="8">
            <text:p>8</text:p>
          </table:table-cell>
          <table:table-cell table:style-name="ce16" office:value-type="string">
            <text:p>paste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1" table:formula="of:=[.D293]+1" office:value-type="float" office:value="9">
            <text:p>9</text:p>
          </table:table-cell>
          <table:table-cell table:style-name="ce16" office:value-type="string">
            <text:p>C/P : session num, code</text:p>
          </table:table-cell>
          <table:table-cell table:style-name="ce16"/>
          <table:table-cell table:style-name="ce16" office:value-type="string">
            <text:p>-</text:p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11" table:formula="of:=[.D294]+1" office:value-type="float" office:value="10">
            <text:p>10</text:p>
          </table:table-cell>
          <table:table-cell table:style-name="ce16" office:value-type="string">
            <text:p>C/P : memos</text:p>
          </table:table-cell>
          <table:table-cell table:style-name="ce16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1">
            <text:p>11</text:p>
          </table:table-cell>
          <table:table-cell table:style-name="ce16" office:value-type="string">
            <text:p>C/P : file name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2">
            <text:p>12</text:p>
          </table:table-cell>
          <table:table-cell table:style-name="ce16" office:value-type="string">
            <text:p>genre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3">
            <text:p>13</text:p>
          </table:table-cell>
          <table:table-cell table:style-name="ce16" office:value-type="string">
            <text:p>time</text:p>
          </table:table-cell>
          <table:table-cell table:style-name="ce16" table:number-columns-repeated="4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4">
            <text:p>14</text:p>
          </table:table-cell>
          <table:table-cell table:style-name="ce16" office:value-type="string">
            <text:p>s.n.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5">
            <text:p>15</text:p>
          </table:table-cell>
          <table:table-cell table:style-name="ce16" office:value-type="string">
            <text:p>edit range</text:p>
          </table:table-cell>
          <table:table-cell table:style-name="ce18"/>
          <table:table-cell table:style-name="ce16"/>
          <table:table-cell table:style-name="ce16" office:value-type="string">
            <text:p>M – d &gt; a</text:p>
          </table:table-cell>
          <table:table-cell table:style-name="ce16"/>
          <table:table-cell table:number-columns-repeated="1012"/>
        </table:table-row>
        <table:table-row table:style-name="ro4">
          <table:table-cell table:number-columns-repeated="3"/>
          <table:table-cell table:style-name="ce11" office:value-type="float" office:value="16">
            <text:p>16</text:p>
          </table:table-cell>
          <table:table-cell table:style-name="ce16" office:value-type="string">
            <text:p>sort : col : C-D-A</text:p>
          </table:table-cell>
          <table:table-cell table:style-name="ce18"/>
          <table:table-cell table:style-name="ce16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Default"/>
          <table:table-cell table:number-columns-repeated="1015"/>
        </table:table-row>
        <table:table-row table:style-name="ro4" table:number-rows-repeated="3">
          <table:table-cell table:number-columns-repeated="1021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182.814cm" draw:caption-point-x="-1.353cm" draw:caption-point-y="2.39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4">
          <table:table-cell table:number-columns-repeated="1021"/>
        </table:table-row>
        <table:table-row table:style-name="ro6">
          <table:table-cell table:number-columns-repeated="3"/>
          <table:table-cell table:style-name="ce1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14];6;2)" office:value-type="string" office:string-value="09">
            <text:p>09</text:p>
          </table:table-cell>
          <table:table-cell table:formula="of:=MID([.F314];9;2)" office:value-type="string" office:string-value="30">
            <text:p>30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14];[.I314];&quot;-&quot;;LEFT([.G314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4" table:number-rows-repeated="1048258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8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6" table:default-cell-style-name="ce15"/>
        <table:table-row table:style-name="ro1">
          <table:table-cell table:style-name="ce43" table:formula="of:=CONCATENATE(&quot;sn(&quot;;MAX(range_sn__kb);&quot;)&quot;)" office:value-type="string" office:string-value="sn(27)">
            <text:p>sn(27)</text:p>
          </table:table-cell>
          <table:table-cell table:style-name="ce43" office:value-type="string">
            <office:annotation draw:style-name="gr2" draw:text-style-name="P1" svg:width="2.899cm" svg:height="1.139cm" svg:x="2.891cm" svg:y="0cm" draw:caption-point-x="-0.61cm" draw:caption-point-y="0.0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43" office:value-type="string">
            <text:p>code</text:p>
          </table:table-cell>
          <table:table-cell table:style-name="ce43" office:value-type="string">
            <text:p>var</text:p>
          </table:table-cell>
          <table:table-cell table:style-name="ce43" office:value-type="string">
            <text:p>memos</text:p>
          </table:table-cell>
          <table:table-cell table:style-name="ce43" office:value-type="string">
            <text:p>file</text:p>
          </table:table-cell>
          <table:table-cell table:style-name="ce43" office:value-type="string">
            <text:p>genre</text:p>
          </table:table-cell>
          <table:table-cell table:style-name="ce43" office:value-type="string">
            <text:p>R=</text:p>
          </table:table-cell>
          <table:table-cell table:style-name="ce43" office:value-type="string">
            <text:p>entry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51"/>
          <table:table-cell table:style-name="ce51" office:value-type="string">
            <text:p>type</text:p>
          </table:table-cell>
          <table:table-cell table:style-name="ce51" office:value-type="string">
            <text:p>num</text:p>
          </table:table-cell>
          <table:table-cell table:style-name="ce52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44" office:value-type="float" office:value="8">
            <text:p>8</text:p>
          </table:table-cell>
          <table:table-cell table:style-name="ce44" office:value-type="float" office:value="1">
            <text:p>1</text:p>
          </table:table-cell>
          <table:table-cell table:style-name="ce47" office:value-type="string">
            <text:p>ar-1</text:p>
          </table:table-cell>
          <table:table-cell table:style-name="ce46"/>
          <table:table-cell table:style-name="ce48" office:value-type="string">
            <text:p>,k.C,notes=1-5-7-8-5+</text:p>
          </table:table-cell>
          <table:table-cell table:style-name="ce48" office:value-type="string">
            <text:p>2019-09-30_17-28-22_000.jpg</text:p>
          </table:table-cell>
          <table:table-cell table:style-name="ce44" office:value-type="string">
            <text:p>arpeggio</text:p>
          </table:table-cell>
          <table:table-cell table:style-name="ce46" office:value-type="string">
            <text:p>1v</text:p>
          </table:table-cell>
          <table:table-cell table:style-name="ce50" office:value-type="date" office:date-value="2019-10-01T10:42:30.88">
            <text:p>2019/10/1 10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">
            <text:p>1</text:p>
          </table:table-cell>
          <table:table-cell table:style-name="ce26" office:value-type="string">
            <text:p>arpeggio</text:p>
          </table:table-cell>
          <table:table-cell table:style-name="ce28" table:formula="of:=COUNTIF(range_genre__kb;[.M2])" office:value-type="float" office:value="1">
            <text:p>1</text:p>
          </table:table-cell>
          <table:table-cell table:style-name="ce11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45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7" office:value-type="string">
            <text:p>c.p.-1</text:p>
          </table:table-cell>
          <table:table-cell table:style-name="ce46"/>
          <table:table-cell table:style-name="ce49" office:value-type="string">
            <text:p>(2),chords=C△-D△-E7 </text:p>
          </table:table-cell>
          <table:table-cell table:style-name="ce48" office:value-type="string">
            <text:p>2019-09-08_17-42-56_000.jpg</text:p>
          </table:table-cell>
          <table:table-cell table:style-name="ce45" office:value-type="string">
            <text:p>c.p.</text:p>
          </table:table-cell>
          <table:table-cell table:style-name="ce46" office:value-type="string">
            <text:p>-</text:p>
          </table:table-cell>
          <table:table-cell table:style-name="ce50" office:value-type="date" office:date-value="2019-09-09T10:26:34.7">
            <text:p>2019/9/9 10:2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2">
            <text:p>2</text:p>
          </table:table-cell>
          <table:table-cell table:style-name="ce27" office:value-type="string">
            <text:p>backing_staccato</text:p>
          </table:table-cell>
          <table:table-cell table:style-name="ce28" table:formula="of:=COUNTIF(range_genre__kb;[.M3])" office:value-type="float" office:value="0">
            <text:p>0</text:p>
          </table:table-cell>
          <table:table-cell table:style-name="ce11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44" office:value-type="float" office:value="10">
            <text:p>10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f-1</text:p>
          </table:table-cell>
          <table:table-cell table:style-name="ce46" office:value-type="string">
            <text:p>var</text:p>
          </table:table-cell>
          <table:table-cell table:style-name="ce49" office:value-type="string">
            <text:p>,var,chord=D,memo+</text:p>
          </table:table-cell>
          <table:table-cell table:style-name="ce48" office:value-type="string">
            <text:p>2019-09-30_17-28-22_000.jpg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3v</text:p>
          </table:table-cell>
          <table:table-cell table:style-name="ce50" office:value-type="date" office:date-value="2019-10-01T10:42:30.88">
            <text:p>2019/10/1 10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3">
            <text:p>3</text:p>
          </table:table-cell>
          <table:table-cell table:style-name="ce26" office:value-type="string">
            <text:p>c.p.</text:p>
          </table:table-cell>
          <table:table-cell table:style-name="ce28" table:formula="of:=COUNTIF(range_genre__kb;[.M4])" office:value-type="float" office:value="1">
            <text:p>1</text:p>
          </table:table-cell>
          <table:table-cell table:style-name="ce11" office:value-type="string">
            <text:p>cp</text:p>
          </table:table-cell>
          <table:table-cell table:number-columns-repeated="1006"/>
        </table:table-row>
        <table:table-row table:style-name="ro4">
          <table:table-cell table:style-name="ce44" office:value-type="float" office:value="25">
            <text:p>25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f-1</text:p>
          </table:table-cell>
          <table:table-cell table:style-name="ce46" office:value-type="string">
            <text:p>var</text:p>
          </table:table-cell>
          <table:table-cell table:style-name="ce49" office:value-type="string">
            <text:p>,var,chord=C△-&gt;pattern-1;chord=D△-&gt;pattern-1</text:p>
          </table:table-cell>
          <table:table-cell table:style-name="ce48" office:value-type="string">
            <text:p>2019-10-03_17-35-54_000.jpg</text:p>
          </table:table-cell>
          <table:table-cell table:style-name="ce44"/>
          <table:table-cell table:style-name="ce46" office:value-type="string">
            <text:p>2v</text:p>
          </table:table-cell>
          <table:table-cell table:style-name="ce50" office:value-type="date" office:date-value="2019-10-05T10:42:04.34">
            <text:p>2019/10/5 10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4">
            <text:p>4</text:p>
          </table:table-cell>
          <table:table-cell table:style-name="ce26" office:value-type="string">
            <text:p>chord</text:p>
          </table:table-cell>
          <table:table-cell table:style-name="ce28" table:formula="of:=COUNTIF(range_genre__kb;[.M5])" office:value-type="float" office:value="0">
            <text:p>0</text:p>
          </table:table-cell>
          <table:table-cell table:style-name="ce11" office:value-type="string">
            <text:p>ch</text:p>
          </table:table-cell>
          <table:table-cell table:number-columns-repeated="1006"/>
        </table:table-row>
        <table:table-row table:style-name="ro4">
          <table:table-cell table:style-name="ce44" office:value-type="float" office:value="26">
            <text:p>26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f-1</text:p>
          </table:table-cell>
          <table:table-cell table:style-name="ce46" office:value-type="string">
            <text:p>var</text:p>
          </table:table-cell>
          <table:table-cell table:style-name="ce49" office:value-type="string">
            <text:p>,var,chord=C△-&gt;pattern-2;chord=D△-&gt;pattern-2</text:p>
          </table:table-cell>
          <table:table-cell table:style-name="ce48" office:value-type="string">
            <text:p>2019-10-03_17-35-54_000.jpg</text:p>
          </table:table-cell>
          <table:table-cell table:style-name="ce44"/>
          <table:table-cell table:style-name="ce46" office:value-type="string">
            <text:p>3v</text:p>
          </table:table-cell>
          <table:table-cell table:style-name="ce50" office:value-type="date" office:date-value="2019-10-05T10:42:04.34">
            <text:p>2019/10/5 10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5">
            <text:p>5</text:p>
          </table:table-cell>
          <table:table-cell table:style-name="ce27" office:value-type="string">
            <text:p>finger positions</text:p>
          </table:table-cell>
          <table:table-cell table:style-name="ce28" table:formula="of:=COUNTIF(range_genre__kb;[.M6])" office:value-type="float" office:value="0">
            <text:p>0</text:p>
          </table:table-cell>
          <table:table-cell table:style-name="ce11" office:value-type="string">
            <text:p>fp</text:p>
          </table:table-cell>
          <table:table-cell table:number-columns-repeated="1006"/>
        </table:table-row>
        <table:table-row table:style-name="ro4"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7" office:value-type="string">
            <text:p>f-1</text:p>
          </table:table-cell>
          <table:table-cell table:style-name="ce45"/>
          <table:table-cell table:style-name="ce49" office:value-type="string">
            <text:p>(1),k.C,cp=c.p.-1</text:p>
          </table:table-cell>
          <table:table-cell table:style-name="ce48" office:value-type="string">
            <text:p>2019-09-08_17-42-56_000.jpg</text:p>
          </table:table-cell>
          <table:table-cell table:style-name="ce44" office:value-type="string">
            <text:p>frase</text:p>
          </table:table-cell>
          <table:table-cell table:style-name="ce46" office:value-type="float" office:value="1">
            <text:p>1</text:p>
          </table:table-cell>
          <table:table-cell table:style-name="ce50" office:value-type="date" office:date-value="2019-09-09T10:26:34.7">
            <text:p>2019/9/9 10:2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6">
            <text:p>6</text:p>
          </table:table-cell>
          <table:table-cell table:style-name="ce26" office:value-type="string">
            <text:p>frase</text:p>
          </table:table-cell>
          <table:table-cell table:style-name="ce28" table:formula="of:=COUNTIF(range_genre__kb;[.M7])" office:value-type="float" office:value="8">
            <text:p>8</text:p>
          </table:table-cell>
          <table:table-cell table:style-name="ce11" office:value-type="string">
            <text:p>f</text:p>
          </table:table-cell>
          <table:table-cell table:number-columns-repeated="1006"/>
        </table:table-row>
        <table:table-row table:style-name="ro4">
          <table:table-cell table:style-name="ce44" office:value-type="float" office:value="21">
            <text:p>21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f-2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rev,cp=1-5-6m-3m</text:p>
          </table:table-cell>
          <table:table-cell table:style-name="ce48" office:value-type="string">
            <text:p>2019-10-02_17-38-13_000.jpg</text:p>
          </table:table-cell>
          <table:table-cell table:style-name="ce44"/>
          <table:table-cell table:style-name="ce46" office:value-type="string">
            <text:p>3v</text:p>
          </table:table-cell>
          <table:table-cell table:style-name="ce50" office:value-type="date" office:date-value="2019-10-05T09:50:29.26">
            <text:p>2019/10/5 9:5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7">
            <text:p>7</text:p>
          </table:table-cell>
          <table:table-cell table:style-name="ce26" office:value-type="string">
            <text:p>harmonics</text:p>
          </table:table-cell>
          <table:table-cell table:style-name="ce28" table:formula="of:=COUNTIF(range_genre__kb;[.M8])" office:value-type="float" office:value="0">
            <text:p>0</text:p>
          </table:table-cell>
          <table:table-cell table:style-name="ce11" office:value-type="string">
            <text:p>hn</text:p>
          </table:table-cell>
          <table:table-cell table:number-columns-repeated="1006"/>
        </table:table-row>
        <table:table-row table:style-name="ro4">
          <table:table-cell table:style-name="ce44" office:value-type="float" office:value="5">
            <text:p>5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f-2</text:p>
          </table:table-cell>
          <table:table-cell table:style-name="ce46" office:value-type="string">
            <text:p>var</text:p>
          </table:table-cell>
          <table:table-cell table:style-name="ce49"/>
          <table:table-cell table:style-name="ce48" office:value-type="string">
            <text:p>2019-09-29_14-16-28_000.jpg</text:p>
          </table:table-cell>
          <table:table-cell table:style-name="ce44"/>
          <table:table-cell table:style-name="ce46" office:value-type="string">
            <text:p>2v</text:p>
          </table:table-cell>
          <table:table-cell table:style-name="ce50" office:value-type="date" office:date-value="2019-10-01T08:59:51.04">
            <text:p>2019/10/1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8">
            <text:p>8</text:p>
          </table:table-cell>
          <table:table-cell table:style-name="ce26" office:value-type="string">
            <text:p>harmony</text:p>
          </table:table-cell>
          <table:table-cell table:style-name="ce28" table:formula="of:=COUNTIF(range_genre__kb;[.M9])" office:value-type="float" office:value="0">
            <text:p>0</text:p>
          </table:table-cell>
          <table:table-cell table:style-name="ce11" office:value-type="string">
            <text:p>hm</text:p>
          </table:table-cell>
          <table:table-cell table:number-columns-repeated="1006"/>
        </table:table-row>
        <table:table-row table:style-name="ro4">
          <table:table-cell table:style-name="ce44" office:value-type="float" office:value="4">
            <text:p>4</text:p>
          </table:table-cell>
          <table:table-cell table:style-name="ce44" office:value-type="float" office:value="1">
            <text:p>1</text:p>
          </table:table-cell>
          <table:table-cell table:style-name="ce47" office:value-type="string">
            <text:p>f-2</text:p>
          </table:table-cell>
          <table:table-cell table:style-name="ce46"/>
          <table:table-cell table:style-name="ce49" office:value-type="string">
            <text:p>,cp=1-5-6m-3m/4-1-4-5,R=1(domino)</text:p>
          </table:table-cell>
          <table:table-cell table:style-name="ce48" office:value-type="string">
            <text:p>2019-09-29_14-16-28_000.jpg</text:p>
          </table:table-cell>
          <table:table-cell table:style-name="ce44" office:value-type="string">
            <text:p>frase</text:p>
          </table:table-cell>
          <table:table-cell table:style-name="ce46" office:value-type="string">
            <text:p>1v,1d</text:p>
          </table:table-cell>
          <table:table-cell table:style-name="ce50" office:value-type="date" office:date-value="2019-10-01T08:59:51.04">
            <text:p>2019/10/1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9">
            <text:p>9</text:p>
          </table:table-cell>
          <table:table-cell table:style-name="ce26" office:value-type="string">
            <text:p>research</text:p>
          </table:table-cell>
          <table:table-cell table:style-name="ce28" table:formula="of:=COUNTIF(range_genre__kb;[.M10])" office:value-type="float" office:value="1">
            <text:p>1</text:p>
          </table:table-cell>
          <table:table-cell table:style-name="ce11" office:value-type="string">
            <text:p>rs</text:p>
          </table:table-cell>
          <table:table-cell table:number-columns-repeated="1006"/>
        </table:table-row>
        <table:table-row table:style-name="ro4">
          <table:table-cell table:style-name="ce44" office:value-type="float" office:value="20">
            <text:p>20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f-3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rev</text:p>
          </table:table-cell>
          <table:table-cell table:style-name="ce48" office:value-type="string">
            <text:p>2019-10-02_17-38-13_000.jpg</text:p>
          </table:table-cell>
          <table:table-cell table:style-name="ce44"/>
          <table:table-cell table:style-name="ce46" office:value-type="string">
            <text:p>2v</text:p>
          </table:table-cell>
          <table:table-cell table:style-name="ce50" office:value-type="date" office:date-value="2019-10-05T09:50:29.26">
            <text:p>2019/10/5 9:5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0">
            <text:p>10</text:p>
          </table:table-cell>
          <table:table-cell table:style-name="ce26" office:value-type="string">
            <text:p>rhythm</text:p>
          </table:table-cell>
          <table:table-cell table:style-name="ce28" table:formula="of:=COUNTIF(range_genre__kb;[.M11])" office:value-type="float" office:value="0">
            <text:p>0</text:p>
          </table:table-cell>
          <table:table-cell table:style-name="ce11" office:value-type="string">
            <text:p>rt</text:p>
          </table:table-cell>
          <table:table-cell table:number-columns-repeated="1006"/>
        </table:table-row>
        <table:table-row table:style-name="ro4">
          <table:table-cell table:style-name="ce44" office:value-type="float" office:value="13">
            <text:p>13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f-3</text:p>
          </table:table-cell>
          <table:table-cell table:style-name="ce46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46" office:value-type="string">
            <text:p>R=3 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3v</text:p>
          </table:table-cell>
          <table:table-cell table:style-name="ce50" office:value-type="date" office:date-value="2019-10-02T09:25:23.69">
            <text:p>2019/10/2 9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1">
            <text:p>11</text:p>
          </table:table-cell>
          <table:table-cell table:style-name="ce26" office:value-type="string">
            <text:p>struct</text:p>
          </table:table-cell>
          <table:table-cell table:style-name="ce28" table:formula="of:=COUNTIF(range_genre__kb;[.M12])" office:value-type="float" office:value="0">
            <text:p>0</text:p>
          </table:table-cell>
          <table:table-cell table:style-name="ce11" office:value-type="string">
            <text:p>st</text:p>
          </table:table-cell>
          <table:table-cell table:number-columns-repeated="1006"/>
        </table:table-row>
        <table:table-row table:style-name="ro4">
          <table:table-cell table:style-name="ce44" office:value-type="float" office:value="17">
            <text:p>17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f-3</text:p>
          </table:table-cell>
          <table:table-cell table:style-name="ce46" office:value-type="string">
            <text:p>var</text:p>
          </table:table-cell>
          <table:table-cell table:style-name="ce49" office:value-type="string">
            <text:p>,var, theme=6th</text:p>
          </table:table-cell>
          <table:table-cell table:style-name="ce48" office:value-type="string">
            <text:p>2019-10-01_17-43-28_000.jpg</text:p>
          </table:table-cell>
          <table:table-cell table:style-name="ce44"/>
          <table:table-cell table:style-name="ce46" office:value-type="string">
            <text:p>3v</text:p>
          </table:table-cell>
          <table:table-cell table:style-name="ce50" office:value-type="date" office:date-value="2019-10-05T09:46:30.2">
            <text:p>2019/10/5 9:4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2">
            <text:p>12</text:p>
          </table:table-cell>
          <table:table-cell table:style-name="ce26" office:value-type="string">
            <text:p>technique</text:p>
          </table:table-cell>
          <table:table-cell table:style-name="ce28" table:formula="of:=COUNTIF(range_genre__kb;[.M13])" office:value-type="float" office:value="0">
            <text:p>0</text:p>
          </table:table-cell>
          <table:table-cell table:style-name="ce11" office:value-type="string">
            <text:p>te</text:p>
          </table:table-cell>
          <table:table-cell table:number-columns-repeated="1006"/>
        </table:table-row>
        <table:table-row table:style-name="ro4">
          <table:table-cell table:style-name="ce44" office:value-type="float" office:value="7">
            <text:p>7</text:p>
          </table:table-cell>
          <table:table-cell table:style-name="ce44" office:value-type="float" office:value="4">
            <text:p>4</text:p>
          </table:table-cell>
          <table:table-cell table:style-name="ce47" office:value-type="string">
            <text:p>f-3</text:p>
          </table:table-cell>
          <table:table-cell table:style-name="ce46"/>
          <table:table-cell table:style-name="ce49" office:value-type="string">
            <text:p>,th=6th-note</text:p>
          </table:table-cell>
          <table:table-cell table:style-name="ce48" office:value-type="string">
            <text:p>2019-09-29_14-16-28_000.jpg</text:p>
          </table:table-cell>
          <table:table-cell table:style-name="ce44" office:value-type="string">
            <text:p>frase</text:p>
          </table:table-cell>
          <table:table-cell table:style-name="ce46" office:value-type="string">
            <text:p>4v</text:p>
          </table:table-cell>
          <table:table-cell table:style-name="ce50" office:value-type="date" office:date-value="2019-10-01T08:59:51.04">
            <text:p>2019/10/1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float" office:value="13">
            <text:p>13</text:p>
          </table:table-cell>
          <table:table-cell table:style-name="ce24" office:value-type="string">
            <text:p>LH.M</text:p>
          </table:table-cell>
          <table:table-cell table:style-name="ce2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4">
          <table:table-cell table:style-name="ce44" office:value-type="float" office:value="11">
            <text:p>11</text:p>
          </table:table-cell>
          <table:table-cell table:style-name="ce44" office:value-type="float" office:value="1">
            <text:p>1</text:p>
          </table:table-cell>
          <table:table-cell table:style-name="ce47" office:value-type="string">
            <text:p>f-4</text:p>
          </table:table-cell>
          <table:table-cell table:style-name="ce46" office:value-type="string">
            <text:p>var</text:p>
          </table:table-cell>
          <table:table-cell table:style-name="ce49"/>
          <table:table-cell table:style-name="ce46" office:value-type="string">
            <text:p>R=1 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1v</text:p>
          </table:table-cell>
          <table:table-cell table:style-name="ce50" office:value-type="date" office:date-value="2019-10-02T09:25:23.69">
            <text:p>2019/10/2 9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4">
            <text:p>14</text:p>
          </table:table-cell>
          <table:table-cell table:style-name="ce26" office:value-type="string">
            <text:p>memo</text:p>
          </table:table-cell>
          <table:table-cell table:style-name="ce28" table:formula="of:=COUNTIF(range_genre__kb;[.M15])" office:value-type="float" office:value="1">
            <text:p>1</text:p>
          </table:table-cell>
          <table:table-cell table:style-name="ce11" office:value-type="string">
            <text:p>m</text:p>
          </table:table-cell>
          <table:table-cell table:number-columns-repeated="1006"/>
        </table:table-row>
        <table:table-row table:style-name="ro4">
          <table:table-cell table:style-name="ce44" office:value-type="float" office:value="15">
            <text:p>15</text:p>
          </table:table-cell>
          <table:table-cell table:style-name="ce44" office:value-type="float" office:value="1">
            <text:p>1</text:p>
          </table:table-cell>
          <table:table-cell table:style-name="ce47" office:value-type="string">
            <text:p>f-4</text:p>
          </table:table-cell>
          <table:table-cell table:style-name="ce46" office:value-type="string">
            <text:p>var</text:p>
          </table:table-cell>
          <table:table-cell table:style-name="ce49"/>
          <table:table-cell table:style-name="ce48" office:value-type="string">
            <text:p>2019-10-01_17-43-28_000.jpg</text:p>
          </table:table-cell>
          <table:table-cell table:style-name="ce44"/>
          <table:table-cell table:style-name="ce46" office:value-type="string">
            <text:p>1v</text:p>
          </table:table-cell>
          <table:table-cell table:style-name="ce50" office:value-type="date" office:date-value="2019-10-05T09:46:30.2">
            <text:p>2019/10/5 9:4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9">
            <text:p>9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f-4</text:p>
          </table:table-cell>
          <table:table-cell table:style-name="ce46"/>
          <table:table-cell table:style-name="ce48" office:value-type="string">
            <text:p>,k.Dm,notes=L3m-1-5-5m+</text:p>
          </table:table-cell>
          <table:table-cell table:style-name="ce48" office:value-type="string">
            <text:p>2019-09-30_17-28-22_000.jpg</text:p>
          </table:table-cell>
          <table:table-cell table:style-name="ce44" office:value-type="string">
            <text:p>frase</text:p>
          </table:table-cell>
          <table:table-cell table:style-name="ce46" office:value-type="string">
            <text:p>2v</text:p>
          </table:table-cell>
          <table:table-cell table:style-name="ce50" office:value-type="date" office:date-value="2019-10-01T10:42:30.88">
            <text:p>2019/10/1 10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19">
            <text:p>19</text:p>
          </table:table-cell>
          <table:table-cell table:style-name="ce44" office:value-type="float" office:value="1">
            <text:p>1</text:p>
          </table:table-cell>
          <table:table-cell table:style-name="ce47" office:value-type="string">
            <text:p>f-5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rev,k.F#m,memo+</text:p>
          </table:table-cell>
          <table:table-cell table:style-name="ce48" office:value-type="string">
            <text:p>2019-10-02_17-38-13_000.jpg</text:p>
          </table:table-cell>
          <table:table-cell table:style-name="ce44"/>
          <table:table-cell table:style-name="ce46" office:value-type="string">
            <text:p>1v</text:p>
          </table:table-cell>
          <table:table-cell table:style-name="ce50" office:value-type="date" office:date-value="2019-10-05T09:50:29.26">
            <text:p>2019/10/5 9:5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12">
            <text:p>12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f-5</text:p>
          </table:table-cell>
          <table:table-cell table:style-name="ce46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46" office:value-type="string">
            <text:p>R=2 </text:p>
          </table:table-cell>
          <table:table-cell table:style-name="ce44" office:value-type="string">
            <text:p>frase</text:p>
          </table:table-cell>
          <table:table-cell table:style-name="ce46" office:value-type="string">
            <text:p>2v</text:p>
          </table:table-cell>
          <table:table-cell table:style-name="ce50" office:value-type="date" office:date-value="2019-10-02T09:25:23.69">
            <text:p>2019/10/2 9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16">
            <text:p>16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f-5</text:p>
          </table:table-cell>
          <table:table-cell table:style-name="ce46" office:value-type="string">
            <text:p>var</text:p>
          </table:table-cell>
          <table:table-cell table:style-name="ce49" office:value-type="string">
            <text:p>,var,mov=2019-09-29</text:p>
          </table:table-cell>
          <table:table-cell table:style-name="ce48" office:value-type="string">
            <text:p>2019-10-01_17-43-28_000.jpg</text:p>
          </table:table-cell>
          <table:table-cell table:style-name="ce44"/>
          <table:table-cell table:style-name="ce46" office:value-type="string">
            <text:p>2v</text:p>
          </table:table-cell>
          <table:table-cell table:style-name="ce50" office:value-type="date" office:date-value="2019-10-05T09:46:30.2">
            <text:p>2019/10/5 9:4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23">
            <text:p>23</text:p>
          </table:table-cell>
          <table:table-cell table:style-name="ce44" office:value-type="float" office:value="5">
            <text:p>5</text:p>
          </table:table-cell>
          <table:table-cell table:style-name="ce47" office:value-type="string">
            <text:p>f-6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rev,var,time=0.00~,memo+</text:p>
          </table:table-cell>
          <table:table-cell table:style-name="ce48" office:value-type="string">
            <text:p>2019-10-02_17-38-13_000.jpg</text:p>
          </table:table-cell>
          <table:table-cell table:style-name="ce44"/>
          <table:table-cell table:style-name="ce46" office:value-type="string">
            <text:p>5v</text:p>
          </table:table-cell>
          <table:table-cell table:style-name="ce50" office:value-type="date" office:date-value="2019-10-05T09:50:29.26">
            <text:p>2019/10/5 9:5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14">
            <text:p>14</text:p>
          </table:table-cell>
          <table:table-cell table:style-name="ce44" office:value-type="float" office:value="4">
            <text:p>4</text:p>
          </table:table-cell>
          <table:table-cell table:style-name="ce47" office:value-type="string">
            <text:p>f-6</text:p>
          </table:table-cell>
          <table:table-cell table:style-name="ce46"/>
          <table:table-cell table:style-name="ce49" office:value-type="string">
            <text:p>R=4</text:p>
          </table:table-cell>
          <table:table-cell table:style-name="ce46" office:value-type="string">
            <text:p>,theme=random</text:p>
          </table:table-cell>
          <table:table-cell table:style-name="ce44" office:value-type="string">
            <text:p>frase</text:p>
          </table:table-cell>
          <table:table-cell table:style-name="ce46" office:value-type="string">
            <text:p>4v</text:p>
          </table:table-cell>
          <table:table-cell table:style-name="ce50" office:value-type="date" office:date-value="2019-10-02T09:25:23.69">
            <text:p>2019/10/2 9:25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24">
            <text:p>24</text:p>
          </table:table-cell>
          <table:table-cell table:style-name="ce44" office:value-type="float" office:value="1">
            <text:p>1</text:p>
          </table:table-cell>
          <table:table-cell table:style-name="ce47" office:value-type="string">
            <text:p>f-7</text:p>
          </table:table-cell>
          <table:table-cell table:style-name="ce46" office:value-type="string">
            <text:p>prac</text:p>
          </table:table-cell>
          <table:table-cell table:style-name="ce49" office:value-type="string">
            <text:p>f-6(--&gt; f-7),practice</text:p>
          </table:table-cell>
          <table:table-cell table:style-name="ce48" office:value-type="string">
            <text:p>2019-10-03_17-35-54_000.jpg</text:p>
          </table:table-cell>
          <table:table-cell table:style-name="ce44"/>
          <table:table-cell table:style-name="ce46" office:value-type="string">
            <text:p>1v</text:p>
          </table:table-cell>
          <table:table-cell table:style-name="ce50" office:value-type="date" office:date-value="2019-10-05T10:42:04.34">
            <text:p>2019/10/5 10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18">
            <text:p>18</text:p>
          </table:table-cell>
          <table:table-cell table:style-name="ce44" office:value-type="float" office:value="4">
            <text:p>4</text:p>
          </table:table-cell>
          <table:table-cell table:style-name="ce47" office:value-type="string">
            <text:p>f-7</text:p>
          </table:table-cell>
          <table:table-cell table:style-name="ce46"/>
          <table:table-cell table:style-name="ce48" office:value-type="string">
            <text:p>,theme=random</text:p>
          </table:table-cell>
          <table:table-cell table:style-name="ce48" office:value-type="string">
            <text:p>2019-10-01_17-43-28_000.jpg</text:p>
          </table:table-cell>
          <table:table-cell table:style-name="ce44" office:value-type="string">
            <text:p>frase</text:p>
          </table:table-cell>
          <table:table-cell table:style-name="ce46" office:value-type="string">
            <text:p>4v</text:p>
          </table:table-cell>
          <table:table-cell table:style-name="ce50" office:value-type="date" office:date-value="2019-10-05T09:46:30.2">
            <text:p>2019/10/5 9:4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22">
            <text:p>22</text:p>
          </table:table-cell>
          <table:table-cell table:style-name="ce44" office:value-type="float" office:value="4">
            <text:p>4</text:p>
          </table:table-cell>
          <table:table-cell table:style-name="ce47" office:value-type="string">
            <text:p>f-8</text:p>
          </table:table-cell>
          <table:table-cell table:style-name="ce46"/>
          <table:table-cell table:style-name="ce49" office:value-type="string">
            <text:p>,random</text:p>
          </table:table-cell>
          <table:table-cell table:style-name="ce48" office:value-type="string">
            <text:p>2019-10-02_17-38-13_000.jpg</text:p>
          </table:table-cell>
          <table:table-cell table:style-name="ce44" office:value-type="string">
            <text:p>frase</text:p>
          </table:table-cell>
          <table:table-cell table:style-name="ce46" office:value-type="string">
            <text:p>4v</text:p>
          </table:table-cell>
          <table:table-cell table:style-name="ce50" office:value-type="date" office:date-value="2019-10-05T09:50:29.26">
            <text:p>2019/10/5 9:50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27">
            <text:p>27</text:p>
          </table:table-cell>
          <table:table-cell table:style-name="ce44" office:value-type="float" office:value="4">
            <text:p>4</text:p>
          </table:table-cell>
          <table:table-cell table:style-name="ce47" office:value-type="string">
            <text:p>f-9</text:p>
          </table:table-cell>
          <table:table-cell table:style-name="ce46"/>
          <table:table-cell table:style-name="ce49" office:value-type="string">
            <text:p>,random</text:p>
          </table:table-cell>
          <table:table-cell table:style-name="ce48" office:value-type="string">
            <text:p>2019-10-03_17-35-54_000.jpg</text:p>
          </table:table-cell>
          <table:table-cell table:style-name="ce44"/>
          <table:table-cell table:style-name="ce46" office:value-type="string">
            <text:p>4v</text:p>
          </table:table-cell>
          <table:table-cell table:style-name="ce50" office:value-type="date" office:date-value="2019-10-05T10:42:04.34">
            <text:p>2019/10/5 10:4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5" office:value-type="float" office:value="3">
            <text:p>3</text:p>
          </table:table-cell>
          <table:table-cell table:style-name="ce46" office:value-type="float" office:value="1">
            <text:p>1</text:p>
          </table:table-cell>
          <table:table-cell table:style-name="ce47" office:value-type="string">
            <text:p>m-1</text:p>
          </table:table-cell>
          <table:table-cell table:style-name="ce46"/>
          <table:table-cell table:style-name="ce49" office:value-type="string">
            <text:p>(3) LH.movement-1</text:p>
          </table:table-cell>
          <table:table-cell table:style-name="ce48" office:value-type="string">
            <text:p>2019-09-08_17-42-56_000.jpg</text:p>
          </table:table-cell>
          <table:table-cell table:style-name="ce45" office:value-type="string">
            <office:annotation office:display="true" draw:style-name="gr1" draw:text-style-name="P1" svg:width="2.899cm" svg:height="0.991cm" svg:x="21.948cm" svg:y="15.475cm" draw:caption-point-x="-0.672cm" draw:caption-point-y="0.299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46" office:value-type="string">
            <text:p>-</text:p>
          </table:table-cell>
          <table:table-cell table:style-name="ce50" office:value-type="date" office:date-value="2019-09-09T10:26:34.7">
            <text:p>2019/9/9 10:26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office:value-type="float" office:value="6">
            <text:p>6</text:p>
          </table:table-cell>
          <table:table-cell table:style-name="ce44" office:value-type="float" office:value="3">
            <text:p>3</text:p>
          </table:table-cell>
          <table:table-cell table:style-name="ce47" office:value-type="string">
            <text:p>rs-1</text:p>
          </table:table-cell>
          <table:table-cell table:style-name="ce46"/>
          <table:table-cell table:style-name="ce49" office:value-type="string">
            <text:p>,cp=1-5-6m-3m/4-1-4-5,k.D,k.F#m</text:p>
          </table:table-cell>
          <table:table-cell table:style-name="ce48" office:value-type="string">
            <text:p>2019-09-29_14-16-28_000.jpg</text:p>
          </table:table-cell>
          <table:table-cell table:style-name="ce44" office:value-type="string">
            <text:p>research</text:p>
          </table:table-cell>
          <table:table-cell table:style-name="ce46" office:value-type="string">
            <text:p>3v</text:p>
          </table:table-cell>
          <table:table-cell table:style-name="ce50" office:value-type="date" office:date-value="2019-10-01T08:59:51.04">
            <text:p>2019/10/1 8:5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style-name="ce44" table:number-columns-repeated="2"/>
          <table:table-cell table:style-name="ce47"/>
          <table:table-cell table:style-name="ce46"/>
          <table:table-cell table:style-name="ce49"/>
          <table:table-cell table:style-name="ce48"/>
          <table:table-cell table:style-name="ce44"/>
          <table:table-cell table:style-name="ce46"/>
          <table:table-cell table:style-name="ce50"/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20" table:formula="of:=NOW()" office:value-type="date" office:date-value="2019-10-05T11:01:35.46">
            <text:p>2019/10/5 11:0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1007"/>
        </table:table-row>
        <table:table-row table:style-name="ro4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6" office:value-type="string">
            <text:p>f-5</text:p>
          </table:table-cell>
          <table:table-cell table:style-name="ce16" office:value-type="string">
            <text:p>rev,k.F#m,memo+</text:p>
          </table:table-cell>
          <table:table-cell table:style-name="ce16" office:value-type="string">
            <text:p>R=1 </text:p>
          </table:table-cell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table:style-name="ce16" office:value-type="string">
            <text:p>f-3</text:p>
          </table:table-cell>
          <table:table-cell table:style-name="ce16" office:value-type="string">
            <text:p>rev</text:p>
          </table:table-cell>
          <table:table-cell table:style-name="ce16" office:value-type="string">
            <text:p>R=2 </text:p>
          </table:table-cell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table:style-name="ce16" office:value-type="string">
            <text:p>f-2</text:p>
          </table:table-cell>
          <table:table-cell table:style-name="ce16" office:value-type="string">
            <text:p>rev,cp=1-5-6m-3m</text:p>
          </table:table-cell>
          <table:table-cell table:style-name="ce16" office:value-type="string">
            <text:p>R=3 </text:p>
          </table:table-cell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table:style-name="ce16" office:value-type="string">
            <text:p>f-7</text:p>
          </table:table-cell>
          <table:table-cell table:style-name="ce16" office:value-type="string">
            <text:p>,random</text:p>
          </table:table-cell>
          <table:table-cell table:style-name="ce16" office:value-type="string">
            <text:p>R=4 </text:p>
          </table:table-cell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5">
            <text:p>5</text:p>
          </table:table-cell>
          <table:table-cell table:style-name="ce16" office:value-type="string">
            <text:p>f-6</text:p>
          </table:table-cell>
          <table:table-cell table:style-name="ce16" office:value-type="string">
            <text:p>rev,var,time=0.00~,memo+</text:p>
          </table:table-cell>
          <table:table-cell table:style-name="ce16" office:value-type="string">
            <text:p>R=5</text:p>
          </table:table-cell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2">
          <table:table-cell table:number-columns-repeated="4"/>
          <table:table-cell table:style-name="ce16" table:number-columns-repeated="3"/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3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1">
            <text:p>1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2">
            <text:p>2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3">
            <text:p>3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4">
            <text:p>4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9"/>
          <table:table-cell office:value-type="float" office:value="5">
            <text:p>5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7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7"/>
          <table:table-cell table:style-name="ce17" office:value-type="string">
            <text:p>steps</text:p>
          </table:table-cell>
          <table:table-cell table:style-name="ce17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6" office:value-type="string">
            <text:p>copy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c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1]+1" office:value-type="float" office:value="2">
            <text:p>2</text:p>
          </table:table-cell>
          <table:table-cell table:style-name="ce16"/>
          <table:table-cell table:style-name="ce16" office:value-type="string">
            <text:p>sakura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2]+1" office:value-type="float" office:value="3">
            <text:p>3</text:p>
          </table:table-cell>
          <table:table-cell table:style-name="ce16" office:value-type="string">
            <text:p>replace : </text:p>
          </table:table-cell>
          <table:table-cell table:style-name="ce16" table:number-columns-repeated="2"/>
          <table:table-cell table:style-name="ce16" office:value-type="string">
            <text:p>\|\| </text:p>
          </table:table-cell>
          <table:table-cell table:style-name="ce16" office:value-type="string">
            <text:p>\r\n</text:p>
          </table:table-cell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3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(s\.\d+):</text:p>
          </table:table-cell>
          <table:table-cell table:style-name="ce16" office:value-type="string">
            <text:p>$1\t</text:p>
          </table:table-cell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74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\.N,</text:p>
          </table:table-cell>
          <table:table-cell table:style-name="ce16" office:value-type="string">
            <text:p>\t</text:p>
          </table:table-cell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75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s\.(\d+?)</text:p>
          </table:table-cell>
          <table:table-cell table:style-name="ce16" office:value-type="string">
            <text:p>$1</text:p>
          </table:table-cell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3"/>
          <table:table-cell table:style-name="ce16" office:value-type="string">
            <text:p>^(\d+?\t.+-\d+),</text:p>
          </table:table-cell>
          <table:table-cell table:style-name="ce16" office:value-type="string">
            <text:p>$1\t</text:p>
          </table:table-cell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76]+1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C – a &gt; C – c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78]+1" office:value-type="float" office:value="8">
            <text:p>8</text:p>
          </table:table-cell>
          <table:table-cell table:style-name="ce16" office:value-type="string">
            <text:p>paste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79]+1" office:value-type="float" office:value="9">
            <text:p>9</text:p>
          </table:table-cell>
          <table:table-cell table:style-name="ce16" office:value-type="string">
            <text:p>C/P : session num, code</text:p>
          </table:table-cell>
          <table:table-cell table:style-name="ce16"/>
          <table:table-cell table:style-name="ce16" office:value-type="string">
            <text:p>-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80]+1" office:value-type="float" office:value="10">
            <text:p>10</text:p>
          </table:table-cell>
          <table:table-cell table:style-name="ce16" office:value-type="string">
            <text:p>C/P : memos</text:p>
          </table:table-cell>
          <table:table-cell table:style-name="ce16" table:number-columns-repeated="4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1">
            <text:p>11</text:p>
          </table:table-cell>
          <table:table-cell table:style-name="ce16" office:value-type="string">
            <text:p>C/P : file name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2">
            <text:p>12</text:p>
          </table:table-cell>
          <table:table-cell table:style-name="ce16" office:value-type="string">
            <text:p>genre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3">
            <text:p>13</text:p>
          </table:table-cell>
          <table:table-cell table:style-name="ce16" office:value-type="string">
            <text:p>time</text:p>
          </table:table-cell>
          <table:table-cell table:style-name="ce16" table:number-columns-repeated="4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4">
            <text:p>14</text:p>
          </table:table-cell>
          <table:table-cell table:style-name="ce16" office:value-type="string">
            <text:p>s.n.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5">
            <text:p>15</text:p>
          </table:table-cell>
          <table:table-cell table:style-name="ce16" office:value-type="string">
            <text:p>edit range</text:p>
          </table:table-cell>
          <table:table-cell table:style-name="ce18"/>
          <table:table-cell table:style-name="ce16"/>
          <table:table-cell table:style-name="ce16" office:value-type="string">
            <text:p>M – d &gt; a</text:p>
          </table:table-cell>
          <table:table-cell table:style-name="ce16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6">
            <text:p>16</text:p>
          </table:table-cell>
          <table:table-cell table:style-name="ce16" office:value-type="string">
            <text:p>sort : col : C-D-A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5"/>
          <table:table-cell table:style-name="Default"/>
          <table:table-cell table:number-columns-repeated="4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2.096cm" draw:caption-point-x="-1.353cm" draw:caption-point-y="2.39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80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26">
          <table:table-cell table:number-columns-repeated="1021"/>
        </table:table-row>
        <table:table-row table:style-name="ro4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4" table:number-rows-repeated="1048368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8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6" table:default-cell-style-name="ce15"/>
        <table:table-row table:style-name="ro9">
          <table:table-cell table:style-name="ce43" table:formula="of:=CONCATENATE(&quot;sn(&quot;;MAX(range_sn__vio);&quot;)&quot;)" office:value-type="string" office:string-value="sn(2)">
            <text:p>sn(2)</text:p>
          </table:table-cell>
          <table:table-cell table:style-name="ce43" office:value-type="string">
            <text:p>session num</text:p>
          </table:table-cell>
          <table:table-cell table:style-name="ce43" office:value-type="string">
            <text:p>code</text:p>
          </table:table-cell>
          <table:table-cell table:style-name="ce43" office:value-type="string">
            <text:p>var</text:p>
          </table:table-cell>
          <table:table-cell table:style-name="ce43" office:value-type="string">
            <text:p>memos</text:p>
          </table:table-cell>
          <table:table-cell table:style-name="ce43" office:value-type="string">
            <text:p>file</text:p>
          </table:table-cell>
          <table:table-cell table:style-name="ce43" office:value-type="string">
            <text:p>genre</text:p>
          </table:table-cell>
          <table:table-cell table:style-name="ce43" office:value-type="string">
            <text:p>R=</text:p>
          </table:table-cell>
          <table:table-cell table:style-name="ce43" office:value-type="string">
            <text:p>entry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51"/>
          <table:table-cell table:style-name="ce51" office:value-type="string">
            <text:p>type</text:p>
          </table:table-cell>
          <table:table-cell table:style-name="ce51" office:value-type="string">
            <text:p>num</text:p>
          </table:table-cell>
          <table:table-cell table:style-name="ce52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53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6" office:value-type="string">
            <text:p>f-1</text:p>
          </table:table-cell>
          <table:table-cell table:style-name="ce53"/>
          <table:table-cell table:style-name="ce55" office:value-type="string">
            <text:p>k.G,R=1 </text:p>
          </table:table-cell>
          <table:table-cell table:style-name="ce57" office:value-type="string">
            <text:p>2019-09-08_18-47-39_000.jpg</text:p>
          </table:table-cell>
          <table:table-cell table:style-name="ce54" office:value-type="string">
            <text:p>frase</text:p>
          </table:table-cell>
          <table:table-cell table:style-name="ce55" office:value-type="float" office:value="1">
            <text:p>1</text:p>
          </table:table-cell>
          <table:table-cell table:style-name="ce58" office:value-type="date" office:date-value="2019-09-09T10:29:24.17">
            <text:p>2019/9/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">
            <text:p>1</text:p>
          </table:table-cell>
          <table:table-cell table:style-name="ce26" office:value-type="string">
            <text:p>arpeggio</text:p>
          </table:table-cell>
          <table:table-cell table:style-name="ce28" table:formula="of:=COUNTIF(range_genre__vio;[.M2])" office:value-type="float" office:value="0">
            <text:p>0</text:p>
          </table:table-cell>
          <table:table-cell table:style-name="ce11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53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56" office:value-type="string">
            <text:p>te-1</text:p>
          </table:table-cell>
          <table:table-cell table:style-name="ce55"/>
          <table:table-cell table:style-name="ce55" office:value-type="string">
            <text:p>content=bounce-2-notes,R=2</text:p>
          </table:table-cell>
          <table:table-cell table:style-name="ce57" office:value-type="string">
            <text:p>2019-09-08_18-47-39_000.jpg</text:p>
          </table:table-cell>
          <table:table-cell table:style-name="ce53" office:value-type="string">
            <text:p>technique</text:p>
          </table:table-cell>
          <table:table-cell table:style-name="ce55" office:value-type="float" office:value="2">
            <text:p>2</text:p>
          </table:table-cell>
          <table:table-cell table:style-name="ce58" office:value-type="date" office:date-value="2019-09-09T10:29:24.17">
            <text:p>2019/9/9 10:29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2">
            <text:p>2</text:p>
          </table:table-cell>
          <table:table-cell table:style-name="ce27" office:value-type="string">
            <text:p>backing_staccato</text:p>
          </table:table-cell>
          <table:table-cell table:style-name="ce28" table:formula="of:=COUNTIF(range_genre__vio;[.M3])" office:value-type="float" office:value="0">
            <text:p>0</text:p>
          </table:table-cell>
          <table:table-cell table:style-name="ce11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53"/>
          <table:table-cell table:style-name="ce55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5" office:value-type="string">
            <text:p>rev, </text:p>
          </table:table-cell>
          <table:table-cell table:style-name="ce55"/>
          <table:table-cell table:style-name="ce57"/>
          <table:table-cell table:style-name="ce53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3">
            <text:p>3</text:p>
          </table:table-cell>
          <table:table-cell table:style-name="ce26" office:value-type="string">
            <text:p>c.p.</text:p>
          </table:table-cell>
          <table:table-cell table:style-name="ce28" table:formula="of:=COUNTIF(range_genre__vio;[.M4])" office:value-type="float" office:value="0">
            <text:p>0</text:p>
          </table:table-cell>
          <table:table-cell table:style-name="ce11" office:value-type="string">
            <text:p>cp</text:p>
          </table:table-cell>
          <table:table-cell table:number-columns-repeated="1006"/>
        </table:table-row>
        <table:table-row table:style-name="ro4">
          <table:table-cell table:style-name="ce54"/>
          <table:table-cell table:style-name="ce54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5" office:value-type="string">
            <text:p>var-1</text:p>
          </table:table-cell>
          <table:table-cell table:style-name="ce55"/>
          <table:table-cell table:style-name="ce57"/>
          <table:table-cell table:style-name="ce54"/>
          <table:table-cell table:style-name="ce55" office:value-type="float" office:value="1">
            <text:p>1</text:p>
          </table:table-cell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4">
            <text:p>4</text:p>
          </table:table-cell>
          <table:table-cell table:style-name="ce26" office:value-type="string">
            <text:p>chord</text:p>
          </table:table-cell>
          <table:table-cell table:style-name="ce28" table:formula="of:=COUNTIF(range_genre__vio;[.M5])" office:value-type="float" office:value="0">
            <text:p>0</text:p>
          </table:table-cell>
          <table:table-cell table:style-name="ce11" office:value-type="string">
            <text:p>ch</text:p>
          </table:table-cell>
          <table:table-cell table:number-columns-repeated="1006"/>
        </table:table-row>
        <table:table-row table:style-name="ro4">
          <table:table-cell table:style-name="ce54"/>
          <table:table-cell table:style-name="ce54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5"/>
          <table:table-cell table:style-name="ce55" office:value-type="string">
            <text:p>i.f.=f-4</text:p>
          </table:table-cell>
          <table:table-cell table:style-name="ce57"/>
          <table:table-cell table:style-name="ce54"/>
          <table:table-cell table:style-name="ce55" office:value-type="float" office:value="2">
            <text:p>2</text:p>
          </table:table-cell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5">
            <text:p>5</text:p>
          </table:table-cell>
          <table:table-cell table:style-name="ce27" office:value-type="string">
            <text:p>finger positions</text:p>
          </table:table-cell>
          <table:table-cell table:style-name="ce28" table:formula="of:=COUNTIF(range_genre__vio;[.M6])" office:value-type="float" office:value="0">
            <text:p>0</text:p>
          </table:table-cell>
          <table:table-cell table:style-name="ce11" office:value-type="string">
            <text:p>fp</text:p>
          </table:table-cell>
          <table:table-cell table:number-columns-repeated="1006"/>
        </table:table-row>
        <table:table-row table:style-name="ro4">
          <table:table-cell table:style-name="ce54"/>
          <table:table-cell table:style-name="ce54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5" office:value-type="string">
            <text:p>var-1</text:p>
          </table:table-cell>
          <table:table-cell table:style-name="ce55"/>
          <table:table-cell table:style-name="ce57"/>
          <table:table-cell table:style-name="ce54"/>
          <table:table-cell table:style-name="ce55" office:value-type="float" office:value="3">
            <text:p>3</text:p>
          </table:table-cell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6">
            <text:p>6</text:p>
          </table:table-cell>
          <table:table-cell table:style-name="ce26" office:value-type="string">
            <text:p>frase</text:p>
          </table:table-cell>
          <table:table-cell table:style-name="ce28" table:formula="of:=COUNTIF(range_genre__vio;[.M7])" office:value-type="float" office:value="1">
            <text:p>1</text:p>
          </table:table-cell>
          <table:table-cell table:style-name="ce11" office:value-type="string">
            <text:p>f</text:p>
          </table:table-cell>
          <table:table-cell table:number-columns-repeated="1006"/>
        </table:table-row>
        <table:table-row table:style-name="ro4">
          <table:table-cell table:style-name="ce54"/>
          <table:table-cell table:style-name="ce54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5" office:value-type="string">
            <text:p>var-2</text:p>
          </table:table-cell>
          <table:table-cell table:style-name="ce55"/>
          <table:table-cell table:style-name="ce57"/>
          <table:table-cell table:style-name="ce54"/>
          <table:table-cell table:style-name="ce55" office:value-type="float" office:value="4">
            <text:p>4</text:p>
          </table:table-cell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7">
            <text:p>7</text:p>
          </table:table-cell>
          <table:table-cell table:style-name="ce26" office:value-type="string">
            <text:p>harmonics</text:p>
          </table:table-cell>
          <table:table-cell table:style-name="ce28" table:formula="of:=COUNTIF(range_genre__vio;[.M8])" office:value-type="float" office:value="0">
            <text:p>0</text:p>
          </table:table-cell>
          <table:table-cell table:style-name="ce11" office:value-type="string">
            <text:p>hn</text:p>
          </table:table-cell>
          <table:table-cell table:number-columns-repeated="1006"/>
        </table:table-row>
        <table:table-row table:style-name="ro4">
          <table:table-cell table:style-name="ce54"/>
          <table:table-cell table:style-name="ce54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5" office:value-type="string">
            <text:p>var-1</text:p>
          </table:table-cell>
          <table:table-cell table:style-name="ce55" office:value-type="string">
            <text:p>N+</text:p>
          </table:table-cell>
          <table:table-cell table:style-name="ce57"/>
          <table:table-cell table:style-name="ce54"/>
          <table:table-cell table:style-name="ce55" office:value-type="float" office:value="5">
            <text:p>5</text:p>
          </table:table-cell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8">
            <text:p>8</text:p>
          </table:table-cell>
          <table:table-cell table:style-name="ce26" office:value-type="string">
            <text:p>harmony</text:p>
          </table:table-cell>
          <table:table-cell table:style-name="ce28" table:formula="of:=COUNTIF(range_genre__vio;[.M9])" office:value-type="float" office:value="0">
            <text:p>0</text:p>
          </table:table-cell>
          <table:table-cell table:style-name="ce11" office:value-type="string">
            <text:p>hm</text:p>
          </table:table-cell>
          <table:table-cell table:number-columns-repeated="1006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9">
            <text:p>9</text:p>
          </table:table-cell>
          <table:table-cell table:style-name="ce26" office:value-type="string">
            <text:p>research</text:p>
          </table:table-cell>
          <table:table-cell table:style-name="ce28" table:formula="of:=COUNTIF(range_genre__vio;[.M10])" office:value-type="float" office:value="0">
            <text:p>0</text:p>
          </table:table-cell>
          <table:table-cell table:style-name="ce11" office:value-type="string">
            <text:p>rs</text:p>
          </table:table-cell>
          <table:table-cell table:number-columns-repeated="1006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0">
            <text:p>10</text:p>
          </table:table-cell>
          <table:table-cell table:style-name="ce26" office:value-type="string">
            <text:p>rhythm</text:p>
          </table:table-cell>
          <table:table-cell table:style-name="ce28" table:formula="of:=COUNTIF(range_genre__vio;[.M11])" office:value-type="float" office:value="0">
            <text:p>0</text:p>
          </table:table-cell>
          <table:table-cell table:style-name="ce11" office:value-type="string">
            <text:p>rt</text:p>
          </table:table-cell>
          <table:table-cell table:number-columns-repeated="1006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1">
            <text:p>11</text:p>
          </table:table-cell>
          <table:table-cell table:style-name="ce26" office:value-type="string">
            <text:p>struct</text:p>
          </table:table-cell>
          <table:table-cell table:style-name="ce28" table:formula="of:=COUNTIF(range_genre__vio;[.M12])" office:value-type="float" office:value="0">
            <text:p>0</text:p>
          </table:table-cell>
          <table:table-cell table:style-name="ce11" office:value-type="string">
            <text:p>st</text:p>
          </table:table-cell>
          <table:table-cell table:number-columns-repeated="1006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3" office:value-type="float" office:value="12">
            <text:p>12</text:p>
          </table:table-cell>
          <table:table-cell table:style-name="ce26" office:value-type="string">
            <text:p>technique</text:p>
          </table:table-cell>
          <table:table-cell table:style-name="ce28" table:formula="of:=COUNTIF(range_genre__vio;[.M13])" office:value-type="float" office:value="1">
            <text:p>1</text:p>
          </table:table-cell>
          <table:table-cell table:style-name="ce11" office:value-type="string">
            <text:p>te</text:p>
          </table:table-cell>
          <table:table-cell table:number-columns-repeated="1006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style-name="ce54" table:number-columns-repeated="2"/>
          <table:table-cell table:style-name="ce56"/>
          <table:table-cell table:style-name="ce55" table:number-columns-repeated="2"/>
          <table:table-cell table:style-name="ce57"/>
          <table:table-cell table:style-name="ce54"/>
          <table:table-cell table:style-name="ce55"/>
          <table:table-cell table:style-name="ce58"/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7">
          <table:table-cell table:number-columns-repeated="4" table:style-name="ce4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20" table:formula="of:=NOW()" office:value-type="date" office:date-value="2019-10-05T11:01:35.56">
            <text:p>2019/10/5 11:0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6" office:value-type="float" office:value="1">
            <text:p>1</text:p>
          </table:table-cell>
          <table:table-cell table:style-name="ce16" office:value-type="string">
            <text:p>f-2</text:p>
          </table:table-cell>
          <table:table-cell table:style-name="ce16" office:value-type="string">
            <text:p>rev, </text:p>
          </table:table-cell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6" office:value-type="float" office:value="2">
            <text:p>2</text:p>
          </table:table-cell>
          <table:table-cell table:style-name="ce16" office:value-type="string">
            <text:p>f-2</text:p>
          </table:table-cell>
          <table:table-cell table:style-name="ce1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6" office:value-type="float" office:value="3">
            <text:p>3</text:p>
          </table:table-cell>
          <table:table-cell table:style-name="ce16" office:value-type="string">
            <text:p>f-45</text:p>
          </table:table-cell>
          <table:table-cell table:style-name="ce1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6" office:value-type="float" office:value="4">
            <text:p>4</text:p>
          </table:table-cell>
          <table:table-cell table:style-name="ce16" office:value-type="string">
            <text:p>f-45</text:p>
          </table:table-cell>
          <table:table-cell table:style-name="ce1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6" office:value-type="float" office:value="5">
            <text:p>5</text:p>
          </table:table-cell>
          <table:table-cell table:style-name="ce16" office:value-type="string">
            <text:p>f-45</text:p>
          </table:table-cell>
          <table:table-cell table:style-name="ce1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6" office:value-type="float" office:value="6">
            <text:p>6</text:p>
          </table:table-cell>
          <table:table-cell table:style-name="ce16" office:value-type="string">
            <text:p>f-3</text:p>
          </table:table-cell>
          <table:table-cell table:style-name="ce1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6" table:number-columns-repeated="3"/>
          <table:table-cell table:number-columns-repeated="3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3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7"/>
          <table:table-cell table:style-name="ce17" office:value-type="string">
            <text:p>steps</text:p>
          </table:table-cell>
          <table:table-cell table:style-name="ce17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6" office:value-type="string">
            <text:p>copy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c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4]+1" office:value-type="float" office:value="2">
            <text:p>2</text:p>
          </table:table-cell>
          <table:table-cell table:style-name="ce16"/>
          <table:table-cell table:style-name="ce16" office:value-type="string">
            <text:p>sakura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5]+1" office:value-type="float" office:value="3">
            <text:p>3</text:p>
          </table:table-cell>
          <table:table-cell table:style-name="ce16" office:value-type="string">
            <text:p>replace : </text:p>
          </table:table-cell>
          <table:table-cell table:style-name="ce16" table:number-columns-repeated="2"/>
          <table:table-cell table:style-name="ce16" office:value-type="string">
            <text:p>\|\| </text:p>
          </table:table-cell>
          <table:table-cell table:style-name="ce16" office:value-type="string">
            <text:p>\r\n</text:p>
          </table:table-cell>
          <table:table-cell office:value-type="float" office:value="1">
            <text:p>1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(s\.\d+):</text:p>
          </table:table-cell>
          <table:table-cell table:style-name="ce16" office:value-type="string">
            <text:p>$1\t</text:p>
          </table:table-cell>
          <table:table-cell office:value-type="float" office:value="2">
            <text:p>2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formula="of:=[.D3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\.N,</text:p>
          </table:table-cell>
          <table:table-cell table:style-name="ce16" office:value-type="string">
            <text:p>\t</text:p>
          </table:table-cell>
          <table:table-cell office:value-type="float" office:value="3">
            <text:p>3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3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s\.(\d+?)</text:p>
          </table:table-cell>
          <table:table-cell table:style-name="ce16" office:value-type="string">
            <text:p>$1</text:p>
          </table:table-cell>
          <table:table-cell office:value-type="float" office:value="4">
            <text:p>4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3"/>
          <table:table-cell table:style-name="ce16" office:value-type="string">
            <text:p>^(\d+?\t.+-\d+),</text:p>
          </table:table-cell>
          <table:table-cell table:style-name="ce16" office:value-type="string">
            <text:p>$1\t</text:p>
          </table:table-cell>
          <table:table-cell office:value-type="float" office:value="5">
            <text:p>5</text:p>
          </table:table-cell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/>
          <table:table-cell table:style-name="ce16" table:number-columns-repeated="3"/>
          <table:table-cell table:style-name="ce16" office:value-type="string">
            <text:p>(\d);var</text:p>
          </table:table-cell>
          <table:table-cell table:style-name="ce16" office:value-type="string">
            <text:p>$1\tvar</text:p>
          </table:table-cell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39]+1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C – a &gt; C – c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42]+1" office:value-type="float" office:value="8">
            <text:p>8</text:p>
          </table:table-cell>
          <table:table-cell table:style-name="ce16" office:value-type="string">
            <text:p>paste</text:p>
          </table:table-cell>
          <table:table-cell table:style-name="ce16" office:value-type="string">
            <text:p>entries.ods</text:p>
          </table:table-cell>
          <table:table-cell table:style-name="ce16" office:value-type="string">
            <text:p>C – v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43]+1" office:value-type="float" office:value="9">
            <text:p>9</text:p>
          </table:table-cell>
          <table:table-cell table:style-name="ce16" office:value-type="string">
            <text:p>C/P : session num, code</text:p>
          </table:table-cell>
          <table:table-cell table:style-name="ce16"/>
          <table:table-cell table:style-name="ce16" office:value-type="string">
            <text:p>-</text:p>
          </table:table-cell>
          <table:table-cell table:style-name="ce16" table:number-columns-repeated="2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table:formula="of:=[.D44]+1" office:value-type="float" office:value="10">
            <text:p>10</text:p>
          </table:table-cell>
          <table:table-cell table:style-name="ce16" office:value-type="string">
            <text:p>C/P : memos</text:p>
          </table:table-cell>
          <table:table-cell table:style-name="ce16" table:number-columns-repeated="4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1">
            <text:p>11</text:p>
          </table:table-cell>
          <table:table-cell table:style-name="ce16" office:value-type="string">
            <text:p>C/P : file name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2">
            <text:p>12</text:p>
          </table:table-cell>
          <table:table-cell table:style-name="ce16" office:value-type="string">
            <text:p>genre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3">
            <text:p>13</text:p>
          </table:table-cell>
          <table:table-cell table:style-name="ce16" office:value-type="string">
            <text:p>time</text:p>
          </table:table-cell>
          <table:table-cell table:style-name="ce16" table:number-columns-repeated="4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4">
            <text:p>14</text:p>
          </table:table-cell>
          <table:table-cell table:style-name="ce16" office:value-type="string">
            <text:p>s.n.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5">
            <text:p>15</text:p>
          </table:table-cell>
          <table:table-cell table:style-name="ce16" office:value-type="string">
            <text:p>edit range</text:p>
          </table:table-cell>
          <table:table-cell table:style-name="ce18"/>
          <table:table-cell table:style-name="ce16"/>
          <table:table-cell table:style-name="ce16" office:value-type="string">
            <text:p>M – d &gt; a</text:p>
          </table:table-cell>
          <table:table-cell table:style-name="ce16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11" office:value-type="float" office:value="16">
            <text:p>16</text:p>
          </table:table-cell>
          <table:table-cell table:style-name="ce16" office:value-type="string">
            <text:p>sort : col : C-D-A</text:p>
          </table:table-cell>
          <table:table-cell table:style-name="ce18"/>
          <table:table-cell table:style-name="ce16" table:number-columns-repeated="3"/>
          <table:table-cell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>
          <table:table-cell table:number-columns-repeated="5"/>
          <table:table-cell table:style-name="Default"/>
          <table:table-cell table:number-columns-repeated="4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88">
          <table:table-cell table:number-columns-repeated="10"/>
          <table:table-cell table:style-name="ce14"/>
          <table:table-cell table:style-name="ce24" table:number-columns-repeated="3"/>
          <table:table-cell table:number-columns-repeated="1007"/>
        </table:table-row>
        <table:table-row table:style-name="ro4" table:number-rows-repeated="26">
          <table:table-cell table:number-columns-repeated="1021"/>
        </table:table-row>
        <table:table-row table:style-name="ro4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4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4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4" table:number-rows-repeated="1048403">
          <table:table-cell table:number-columns-repeated="1021"/>
        </table:table-row>
        <table:table-row table:style-name="ro4">
          <table:table-cell table:number-columns-repeated="1021"/>
        </table:table-row>
      </table:table>
      <table:database-ranges>
        <table:database-range table:target-range-address="gt.L2:gt.O15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266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66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266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5">2019/10/05</text:date>, <text:time>11:01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5T11:01:34.89</dc:date>
    <dc:creator>iwabuchi ken</dc:creator>
    <meta:editing-duration>P1DT15H9M45S</meta:editing-duration>
    <meta:editing-cycles>236</meta:editing-cycles>
    <meta:generator>OpenOffice/4.1.3$Win32 OpenOffice.org_project/413m1$Build-9783</meta:generator>
    <meta:document-statistic meta:table-count="4" meta:cell-count="3658" meta:object-count="0"/>
    <meta:user-defined meta:name="sheets-banding"/>
    <meta:user-defined meta:name="sheets-original-selection"/>
  </office:meta>
</office:document-meta>
</file>